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Times" svg:font-family="Times, 'Times New Roman', serif"/>
    <style:font-face style:name="Verdana" svg:font-family="Verdana"/>
    <style:font-face style:name="monospace" svg:font-family="monospace"/>
    <style:font-face style:name="sans-serif" svg:font-family="sans-serif"/>
    <style:font-face style:name="Courier New" svg:font-family="'Courier New'" style:font-family-generic="modern"/>
    <style:font-face style:name="Courier New1"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5">
      <style:text-properties fo:font-size="12pt" officeooo:paragraph-rsid="002a6883" style:font-size-asian="12pt" style:font-size-complex="12pt"/>
    </style:style>
    <style:style style:name="P2" style:family="paragraph" style:parent-style-name="Standard">
      <style:text-properties style:font-name="Liberation Serif" fo:font-size="12pt" officeooo:rsid="00294546" officeooo:paragraph-rsid="00294546" style:font-size-asian="12pt" style:font-size-complex="12pt"/>
    </style:style>
    <style:style style:name="P3" style:family="paragraph" style:parent-style-name="Standard">
      <style:text-properties style:font-name="Liberation Serif" fo:font-size="12pt" officeooo:paragraph-rsid="002a6883" style:font-size-asian="12pt" style:font-size-complex="12pt"/>
    </style:style>
    <style:style style:name="P4" style:family="paragraph" style:parent-style-name="Standard">
      <style:text-properties style:font-name="Liberation Serif" fo:font-size="12pt" officeooo:rsid="002840fc" officeooo:paragraph-rsid="002840fc" style:font-size-asian="12pt" style:font-size-complex="12pt"/>
    </style:style>
    <style:style style:name="P5" style:family="paragraph" style:parent-style-name="Standard">
      <style:text-properties style:font-name="Liberation Serif" fo:font-size="12pt" fo:font-weight="bold" officeooo:rsid="002b6290" officeooo:paragraph-rsid="002b6290" style:font-size-asian="12pt" style:font-weight-asian="bold" style:font-size-complex="12pt" style:font-weight-complex="bold"/>
    </style:style>
    <style:style style:name="P6" style:family="paragraph" style:parent-style-name="Standard">
      <style:text-properties style:font-name="Liberation Serif" fo:font-size="12pt" style:text-underline-style="solid" style:text-underline-width="auto" style:text-underline-color="font-color" fo:font-weight="bold" officeooo:rsid="00294546" officeooo:paragraph-rsid="00294546" style:font-size-asian="12pt" style:font-weight-asian="bold" style:font-size-complex="12pt" style:font-weight-complex="bold"/>
    </style:style>
    <style:style style:name="P7" style:family="paragraph" style:parent-style-name="Standard">
      <style:text-properties style:font-name="Liberation Serif" fo:font-size="12pt" style:text-underline-style="solid" style:text-underline-width="auto" style:text-underline-color="font-color" fo:font-weight="bold" officeooo:rsid="002840fc" officeooo:paragraph-rsid="002a6883" style:font-size-asian="12pt" style:font-weight-asian="bold" style:font-size-complex="12pt" style:font-weight-complex="bold"/>
    </style:style>
    <style:style style:name="P8" style:family="paragraph" style:parent-style-name="Standard">
      <style:text-properties style:font-name="Liberation Serif" officeooo:rsid="002b2d50" officeooo:paragraph-rsid="002b2d50"/>
    </style:style>
    <style:style style:name="P9" style:family="paragraph" style:parent-style-name="Standard">
      <style:paragraph-properties fo:margin-left="0cm" fo:margin-right="0cm" fo:margin-top="0cm" fo:margin-bottom="0.499cm" loext:contextual-spacing="false" style:line-height-at-least="0.529cm" fo:widows="1" fo:text-indent="0cm" style:auto-text-indent="false"/>
      <style:text-properties fo:font-variant="normal" fo:text-transform="none" fo:color="#000000" style:font-name="Verdana" fo:font-size="12pt" fo:letter-spacing="normal" fo:font-style="normal" fo:font-weight="bold" style:font-size-asian="12pt" style:font-size-complex="12pt"/>
    </style:style>
    <style:style style:name="P10" style:family="paragraph" style:parent-style-name="Standard">
      <style:paragraph-properties fo:margin-left="0cm" fo:margin-right="0cm" fo:margin-top="0cm" fo:margin-bottom="0.499cm" loext:contextual-spacing="false" style:line-height-at-least="0.529cm" fo:widows="1" fo:text-indent="0cm" style:auto-text-indent="false"/>
      <style:text-properties officeooo:paragraph-rsid="002b099d"/>
    </style:style>
    <style:style style:name="P11" style:family="paragraph" style:parent-style-name="Standard">
      <style:paragraph-properties fo:margin-left="0cm" fo:margin-right="0cm" fo:margin-top="0cm" fo:margin-bottom="0cm" loext:contextual-spacing="false" fo:text-indent="0cm" style:auto-text-indent="false"/>
      <style:text-properties fo:color="#999999" style:font-name="Liberation Serif" fo:language="es" fo:country="ES" fo:font-weight="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Liberation Serif"/>
    </style:style>
    <style:style style:name="P13" style:family="paragraph" style:parent-style-name="Standard">
      <style:paragraph-properties fo:margin-left="0cm" fo:margin-right="0cm" fo:margin-top="0cm" fo:margin-bottom="0cm" loext:contextual-spacing="false" fo:text-indent="0cm" style:auto-text-indent="false"/>
      <style:text-properties style:font-name="Liberation Serif" fo:language="es" fo:country="ES"/>
    </style:style>
    <style:style style:name="P14" style:family="paragraph" style:parent-style-name="Standard">
      <style:paragraph-properties fo:margin-left="0cm" fo:margin-right="0cm" fo:margin-top="0cm" fo:margin-bottom="0cm" loext:contextual-spacing="false" fo:text-indent="0cm" style:auto-text-indent="false"/>
      <style:text-properties style:font-name="Liberation Serif" fo:language="es" fo:country="ES" officeooo:paragraph-rsid="002b2d50"/>
    </style:style>
    <style:style style:name="P15" style:family="paragraph" style:parent-style-name="Standard">
      <style:paragraph-properties fo:margin-left="0cm" fo:margin-right="0cm" fo:margin-top="0cm" fo:margin-bottom="0cm" loext:contextual-spacing="false" fo:text-indent="0cm" style:auto-text-indent="false"/>
      <style:text-properties style:font-name="Liberation Serif" fo:language="es" fo:country="ES" fo:font-weight="bold"/>
    </style:style>
    <style:style style:name="P16" style:family="paragraph" style:parent-style-name="Standard">
      <style:paragraph-properties fo:margin-left="0cm" fo:margin-right="0cm" fo:margin-top="0cm" fo:margin-bottom="0cm" loext:contextual-spacing="false" fo:text-indent="0cm" style:auto-text-indent="false"/>
      <style:text-properties style:font-name="Liberation Serif" fo:language="es" fo:country="ES" style:text-underline-style="solid" style:text-underline-width="auto" style:text-underline-color="font-color"/>
    </style:style>
    <style:style style:name="P17" style:family="paragraph" style:parent-style-name="Standard" style:list-style-name="L20">
      <style:paragraph-properties fo:margin-top="0cm" fo:margin-bottom="0.499cm" loext:contextual-spacing="false" style:line-height-at-least="0.529cm" fo:widows="1"/>
      <style:text-properties officeooo:paragraph-rsid="002b099d"/>
    </style:style>
    <style:style style:name="P18" style:family="paragraph" style:parent-style-name="Text_20_body">
      <style:paragraph-properties fo:margin-top="0cm" fo:margin-bottom="0cm" loext:contextual-spacing="false"/>
    </style:style>
    <style:style style:name="P19" style:family="paragraph" style:parent-style-name="Text_20_body">
      <style:paragraph-properties fo:margin-top="0cm" fo:margin-bottom="0cm" loext:contextual-spacing="false" fo:text-align="start" style:justify-single-word="false"/>
      <style:text-properties fo:color="#000000" style:text-line-through-style="none" style:text-line-through-type="none" style:font-name="Bitstream Charter" fo:font-size="12pt" style:text-underline-style="none" fo:font-weight="normal" officeooo:rsid="002840fc" officeooo:paragraph-rsid="002840fc" style:text-blinking="false" fo:background-color="#ffffff" style:font-size-asian="12pt" style:font-weight-asian="normal" style:font-size-complex="12pt" style:font-weight-complex="normal" fo:padding="0cm" fo:border="none"/>
    </style:style>
    <style:style style:name="P20" style:family="paragraph" style:parent-style-name="Text_20_body">
      <style:paragraph-properties fo:margin-top="0cm" fo:margin-bottom="0cm" loext:contextual-spacing="false" fo:text-align="start" style:justify-single-word="false"/>
      <style:text-properties fo:color="#000000" style:text-line-through-style="none" style:text-line-through-type="none" style:font-name="Bitstream Charter" fo:font-size="12pt" style:text-underline-style="solid" style:text-underline-width="auto" style:text-underline-color="font-color" fo:font-weight="bold" officeooo:rsid="002840fc" officeooo:paragraph-rsid="002840fc" style:text-blinking="false" fo:background-color="#ffffff" style:font-size-asian="12pt" style:font-weight-asian="bold" style:font-size-complex="12pt" style:font-weight-complex="bold" fo:padding="0cm" fo:border="none"/>
    </style:style>
    <style:style style:name="P21" style:family="paragraph" style:parent-style-name="Text_20_body">
      <style:paragraph-properties fo:margin-top="0cm" fo:margin-bottom="0cm" loext:contextual-spacing="false" fo:text-align="start" style:justify-single-word="false"/>
      <style:text-properties fo:color="#000000" fo:font-size="12pt" style:text-underline-style="none" fo:font-weight="normal" style:font-size-asian="12pt" style:font-weight-asian="normal" style:font-size-complex="12pt" style:font-weight-complex="normal"/>
    </style:style>
    <style:style style:name="P22" style:family="paragraph" style:parent-style-name="Text_20_body">
      <style:paragraph-properties fo:margin-top="0cm" fo:margin-bottom="0cm" loext:contextual-spacing="false" fo:text-align="start" style:justify-single-word="false"/>
      <style:text-properties fo:color="#000000" style:font-name="Bitstream Charter" fo:font-size="12pt" fo:letter-spacing="-0.026cm" style:text-underline-style="none" fo:font-weight="bold" officeooo:rsid="002840fc" officeooo:paragraph-rsid="002840fc" style:font-size-asian="12pt" style:font-weight-asian="bold" style:font-size-complex="12pt" style:font-weight-complex="bold"/>
    </style:style>
    <style:style style:name="P23" style:family="paragraph" style:parent-style-name="Text_20_body" style:list-style-name="L1">
      <style:paragraph-properties fo:margin-top="0cm" fo:margin-bottom="0cm" loext:contextual-spacing="false"/>
      <style:text-properties officeooo:paragraph-rsid="002fc71c"/>
    </style:style>
    <style:style style:name="P24" style:family="paragraph" style:parent-style-name="Text_20_body" style:list-style-name="L8">
      <style:paragraph-properties fo:margin-top="0cm" fo:margin-bottom="0cm" loext:contextual-spacing="false"/>
      <style:text-properties fo:font-size="12pt" style:font-size-asian="12pt" style:font-size-complex="12pt"/>
    </style:style>
    <style:style style:name="P25" style:family="paragraph" style:parent-style-name="Text_20_body" style:list-style-name="L7">
      <style:paragraph-properties fo:margin-top="0cm" fo:margin-bottom="0cm" loext:contextual-spacing="false"/>
      <style:text-properties fo:font-size="12pt" style:font-size-asian="12pt" style:font-size-complex="12pt"/>
    </style:style>
    <style:style style:name="P26" style:family="paragraph" style:parent-style-name="Text_20_body" style:list-style-name="L18">
      <style:paragraph-properties fo:margin-top="0cm" fo:margin-bottom="0cm" loext:contextual-spacing="false" fo:text-align="start" style:justify-single-word="false"/>
      <style:text-properties fo:font-size="12pt" style:font-size-asian="12pt" style:font-size-complex="12pt"/>
    </style:style>
    <style:style style:name="P27" style:family="paragraph" style:parent-style-name="Text_20_body" style:list-style-name="L19">
      <style:paragraph-properties fo:margin-top="0cm" fo:margin-bottom="0cm" loext:contextual-spacing="false" fo:text-align="start" style:justify-single-word="false"/>
      <style:text-properties fo:font-size="12pt" style:font-size-asian="12pt" style:font-size-complex="12pt"/>
    </style:style>
    <style:style style:name="P28" style:family="paragraph" style:parent-style-name="Text_20_body" style:list-style-name="L22">
      <style:paragraph-properties fo:margin-top="0cm" fo:margin-bottom="0cm" loext:contextual-spacing="false"/>
    </style:style>
    <style:style style:name="P29" style:family="paragraph" style:parent-style-name="Text_20_body" style:list-style-name="L23">
      <style:paragraph-properties fo:margin-top="0cm" fo:margin-bottom="0cm" loext:contextual-spacing="false"/>
    </style:style>
    <style:style style:name="P30" style:family="paragraph" style:parent-style-name="Text_20_body" style:list-style-name="L24">
      <style:paragraph-properties fo:margin-top="0cm" fo:margin-bottom="0cm" loext:contextual-spacing="false"/>
    </style:style>
    <style:style style:name="P31" style:family="paragraph" style:parent-style-name="Text_20_body" style:list-style-name="L32">
      <style:paragraph-properties fo:margin-top="0cm" fo:margin-bottom="0cm" loext:contextual-spacing="false"/>
    </style:style>
    <style:style style:name="P32" style:family="paragraph" style:parent-style-name="Text_20_body" style:list-style-name="L1">
      <style:paragraph-properties fo:margin-top="0cm" fo:margin-bottom="0cm" loext:contextual-spacing="false"/>
      <style:text-properties style:font-name="Liberation Serif" fo:font-size="12pt" style:font-size-asian="12pt" style:font-size-complex="12pt"/>
    </style:style>
    <style:style style:name="P33" style:family="paragraph" style:parent-style-name="Text_20_body" style:list-style-name="L7">
      <style:paragraph-properties fo:margin-top="0cm" fo:margin-bottom="0cm" loext:contextual-spacing="false"/>
      <style:text-properties style:font-name="Liberation Serif" fo:font-size="12pt" style:font-size-asian="12pt" style:font-size-complex="12pt"/>
    </style:style>
    <style:style style:name="P34" style:family="paragraph" style:parent-style-name="Text_20_body">
      <style:paragraph-properties fo:margin-top="0cm" fo:margin-bottom="0cm" loext:contextual-spacing="false"/>
      <style:text-properties officeooo:paragraph-rsid="002fc71c"/>
    </style:style>
    <style:style style:name="P35" style:family="paragraph" style:parent-style-name="Text_20_body">
      <style:paragraph-properties fo:text-align="start" style:justify-single-word="false"/>
    </style:style>
    <style:style style:name="P36" style:family="paragraph" style:parent-style-name="Text_20_body" style:list-style-name="L2">
      <style:paragraph-properties fo:text-align="start" style:justify-single-word="false"/>
      <style:text-properties officeooo:paragraph-rsid="002b099d"/>
    </style:style>
    <style:style style:name="P37" style:family="paragraph" style:parent-style-name="Text_20_body">
      <style:paragraph-properties fo:text-align="start" style:justify-single-word="false"/>
      <style:text-properties officeooo:paragraph-rsid="002b099d"/>
    </style:style>
    <style:style style:name="P38" style:family="paragraph" style:parent-style-name="Text_20_body">
      <style:paragraph-properties fo:text-align="start" style:justify-single-word="false"/>
      <style:text-properties officeooo:paragraph-rsid="002fc71c"/>
    </style:style>
    <style:style style:name="P39" style:family="paragraph" style:parent-style-name="Text_20_body" style:list-style-name="L8">
      <style:text-properties officeooo:paragraph-rsid="002fc71c"/>
    </style:style>
    <style:style style:name="P40" style:family="paragraph" style:parent-style-name="Text_20_body">
      <style:text-properties fo:font-size="12pt" style:font-size-asian="12pt" style:font-size-complex="12pt"/>
    </style:style>
    <style:style style:name="P41" style:family="paragraph" style:parent-style-name="Text_20_body">
      <style:paragraph-properties fo:text-align="start" style:justify-single-word="false"/>
      <style:text-properties fo:font-size="12pt" style:font-size-asian="12pt" style:font-size-complex="12pt"/>
    </style:style>
    <style:style style:name="P42" style:family="paragraph" style:parent-style-name="Text_20_body" style:list-style-name="L2">
      <style:paragraph-properties fo:text-align="start" style:justify-single-word="false"/>
      <style:text-properties fo:font-size="12pt" officeooo:paragraph-rsid="002a6883" style:font-size-asian="12pt" style:font-size-complex="12pt"/>
    </style:style>
    <style:style style:name="P43" style:family="paragraph" style:parent-style-name="Text_20_body">
      <style:paragraph-properties fo:text-align="start" style:justify-single-word="false"/>
      <style:text-properties fo:font-size="12pt" officeooo:paragraph-rsid="002a6883" style:font-size-asian="12pt" style:font-size-complex="12pt"/>
    </style:style>
    <style:style style:name="P44" style:family="paragraph" style:parent-style-name="Text_20_body" style:list-style-name="L19">
      <style:paragraph-properties fo:text-align="start" style:justify-single-word="false"/>
      <style:text-properties fo:font-size="12pt" style:font-size-asian="12pt" style:font-size-complex="12pt"/>
    </style:style>
    <style:style style:name="P45" style:family="paragraph" style:parent-style-name="Text_20_body">
      <style:paragraph-properties fo:text-align="start" style:justify-single-word="false"/>
      <style:text-properties fo:font-size="12pt" officeooo:paragraph-rsid="002fc71c" style:font-size-asian="12pt" style:font-size-complex="12pt"/>
    </style:style>
    <style:style style:name="P46" style:family="paragraph" style:parent-style-name="Text_20_body" style:list-style-name="L18">
      <style:paragraph-properties fo:text-align="start" style:justify-single-word="false"/>
      <style:text-properties fo:font-size="12pt" style:font-size-asian="12pt" style:font-size-complex="12pt"/>
    </style:style>
    <style:style style:name="P47" style:family="paragraph" style:parent-style-name="Text_20_body">
      <style:text-properties fo:font-size="12pt" officeooo:paragraph-rsid="002a6883" style:font-size-asian="12pt" style:font-size-complex="12pt"/>
    </style:style>
    <style:style style:name="P48" style:family="paragraph" style:parent-style-name="Text_20_body" style:list-style-name="L4">
      <style:text-properties fo:font-size="12pt" officeooo:paragraph-rsid="002a6883" style:font-size-asian="12pt" style:font-size-complex="12pt"/>
    </style:style>
    <style:style style:name="P49" style:family="paragraph" style:parent-style-name="Text_20_body" style:list-style-name="L7">
      <style:text-properties fo:font-size="12pt" style:font-size-asian="12pt" style:font-size-complex="12pt"/>
    </style:style>
    <style:style style:name="P50" style:family="paragraph" style:parent-style-name="Text_20_body">
      <style:text-properties fo:font-size="12pt" officeooo:paragraph-rsid="002fc71c" style:font-size-asian="12pt" style:font-size-complex="12pt"/>
    </style:style>
    <style:style style:name="P51" style:family="paragraph" style:parent-style-name="Text_20_body">
      <style:paragraph-properties fo:text-align="start" style:justify-single-word="false"/>
      <style:text-properties fo:font-weight="bold" officeooo:rsid="002b099d" officeooo:paragraph-rsid="002b099d" style:font-weight-asian="bold" style:font-weight-complex="bold"/>
    </style:style>
    <style:style style:name="P52" style:family="paragraph" style:parent-style-name="Text_20_body">
      <style:text-properties fo:font-weight="bold" officeooo:rsid="002e130a" officeooo:paragraph-rsid="002e130a" style:font-weight-asian="bold" style:font-weight-complex="bold"/>
    </style:style>
    <style:style style:name="P53" style:family="paragraph" style:parent-style-name="Text_20_body" style:list-style-name="L25"/>
    <style:style style:name="P54" style:family="paragraph" style:parent-style-name="Text_20_body" style:list-style-name="L26">
      <style:text-properties officeooo:paragraph-rsid="002b099d"/>
    </style:style>
    <style:style style:name="P55" style:family="paragraph" style:parent-style-name="Text_20_body">
      <style:text-properties officeooo:paragraph-rsid="002b2d50"/>
    </style:style>
    <style:style style:name="P56" style:family="paragraph" style:parent-style-name="Text_20_body">
      <style:text-properties style:font-name="Liberation Serif" fo:font-size="12pt" officeooo:rsid="002b6290" officeooo:paragraph-rsid="002b6290" style:font-size-asian="12pt" style:font-size-complex="12pt"/>
    </style:style>
    <style:style style:name="P57" style:family="paragraph" style:parent-style-name="Text_20_body">
      <style:text-properties style:font-name="Liberation Serif" fo:font-size="12pt" officeooo:rsid="002b6290" officeooo:paragraph-rsid="002c54b7" style:font-size-asian="12pt" style:font-size-complex="12pt"/>
    </style:style>
    <style:style style:name="P58" style:family="paragraph" style:parent-style-name="Text_20_body" style:list-style-name="L1">
      <style:text-properties style:font-name="Liberation Serif" fo:font-size="12pt" style:font-size-asian="12pt" style:font-size-complex="12pt"/>
    </style:style>
    <style:style style:name="P59" style:family="paragraph" style:parent-style-name="Text_20_body">
      <style:paragraph-properties fo:text-align="justify" style:justify-single-word="false"/>
      <style:text-properties style:font-name="Liberation Serif" fo:font-size="12pt" style:font-size-asian="12pt" style:font-size-complex="12pt"/>
    </style:style>
    <style:style style:name="P60" style:family="paragraph" style:parent-style-name="Text_20_body">
      <style:text-properties style:font-name="Liberation Serif" fo:font-size="12pt" officeooo:rsid="00294546" officeooo:paragraph-rsid="00294546" style:font-size-asian="12pt" style:font-size-complex="12pt"/>
    </style:style>
    <style:style style:name="P61" style:family="paragraph" style:parent-style-name="Text_20_body">
      <style:text-properties style:font-name="Liberation Serif" fo:font-size="12pt" fo:font-weight="bold" officeooo:rsid="002e130a" officeooo:paragraph-rsid="002e130a" style:font-size-asian="12pt" style:font-weight-asian="bold" style:font-size-complex="12pt" style:font-weight-complex="bold"/>
    </style:style>
    <style:style style:name="P62" style:family="paragraph" style:parent-style-name="Text_20_body">
      <style:text-properties style:font-name="Liberation Serif" fo:font-size="12pt" style:text-underline-style="solid" style:text-underline-width="auto" style:text-underline-color="font-color" fo:font-weight="bold" officeooo:rsid="002b6290" officeooo:paragraph-rsid="002b6290" style:font-size-asian="12pt" style:font-weight-asian="bold" style:font-size-complex="12pt" style:font-weight-complex="bold"/>
    </style:style>
    <style:style style:name="P63"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officeooo:rsid="002b6290" officeooo:paragraph-rsid="002b6290" style:font-size-asian="12pt" style:font-weight-asian="bold" style:font-size-complex="12pt" style:font-weight-complex="bold"/>
    </style:style>
    <style:style style:name="P64" style:family="paragraph" style:parent-style-name="Text_20_body" style:list-style-name="L27">
      <style:text-properties officeooo:paragraph-rsid="002b6290"/>
    </style:style>
    <style:style style:name="P65" style:family="paragraph" style:parent-style-name="Text_20_body" style:list-style-name="L28">
      <style:text-properties officeooo:paragraph-rsid="002b6290"/>
    </style:style>
    <style:style style:name="P66" style:family="paragraph" style:parent-style-name="Text_20_body" style:list-style-name="L29">
      <style:text-properties officeooo:paragraph-rsid="002b6290"/>
    </style:style>
    <style:style style:name="P67" style:family="paragraph" style:parent-style-name="Text_20_body" style:list-style-name="L30">
      <style:text-properties officeooo:paragraph-rsid="002b6290"/>
    </style:style>
    <style:style style:name="P68" style:family="paragraph" style:parent-style-name="Text_20_body" style:list-style-name="L31">
      <style:text-properties officeooo:paragraph-rsid="002b6290"/>
    </style:style>
    <style:style style:name="P69" style:family="paragraph" style:parent-style-name="Text_20_body" style:list-style-name="L32"/>
    <style:style style:name="P70" style:family="paragraph" style:parent-style-name="Text_20_body">
      <style:text-properties officeooo:rsid="002e130a" officeooo:paragraph-rsid="002e130a"/>
    </style:style>
    <style:style style:name="P71" style:family="paragraph" style:parent-style-name="Text_20_body">
      <style:text-properties officeooo:paragraph-rsid="002fc71c"/>
    </style:style>
    <style:style style:name="P72" style:family="paragraph" style:parent-style-name="Text_20_body">
      <style:text-properties style:text-underline-style="solid" style:text-underline-width="auto" style:text-underline-color="font-color" officeooo:paragraph-rsid="002b2d50"/>
    </style:style>
    <style:style style:name="P73" style:family="paragraph" style:parent-style-name="Text_20_body" style:list-style-name="L33">
      <style:text-properties officeooo:paragraph-rsid="002fc71c"/>
    </style:style>
    <style:style style:name="P74" style:family="paragraph" style:parent-style-name="Text_20_body">
      <style:paragraph-properties fo:margin-left="0cm" fo:margin-right="0cm" style:line-height-at-least="0.529cm" fo:widows="1" fo:text-indent="0cm" style:auto-text-indent="false"/>
      <style:text-properties fo:font-variant="normal" fo:text-transform="none" fo:color="#000000" style:font-name="Bitstream Charter" fo:font-size="12pt" fo:letter-spacing="normal" fo:font-style="normal" style:text-underline-style="none" fo:font-weight="normal" style:font-size-asian="12pt" style:font-weight-asian="normal" style:font-size-complex="12pt" style:font-weight-complex="normal"/>
    </style:style>
    <style:style style:name="P75" style:family="paragraph" style:parent-style-name="Text_20_body">
      <style:paragraph-properties fo:margin-left="0cm" fo:margin-right="0cm" style:line-height-at-least="0.529cm" fo:widows="1" fo:text-indent="0cm" style:auto-text-indent="false"/>
      <style:text-properties fo:font-variant="normal" fo:text-transform="none" fo:color="#000000" style:font-name="Bitstream Charter" fo:font-size="12pt" fo:letter-spacing="normal" fo:font-style="normal" style:text-underline-style="none" fo:font-weight="normal" officeooo:paragraph-rsid="0027b6b2" style:font-size-asian="12pt" style:font-weight-asian="normal" style:font-size-complex="12pt" style:font-weight-complex="normal"/>
    </style:style>
    <style:style style:name="P76" style:family="paragraph" style:parent-style-name="Text_20_body">
      <style:paragraph-properties fo:margin-left="0cm" fo:margin-right="0cm" style:line-height-at-least="0.529cm" fo:widows="1" fo:text-indent="0cm" style:auto-text-indent="false"/>
      <style:text-properties fo:font-variant="normal" fo:text-transform="none" fo:color="#000000" style:font-name="Bitstream Charter" fo:font-size="12pt" fo:letter-spacing="normal" fo:font-style="normal" style:text-underline-style="none" fo:font-weight="normal" officeooo:paragraph-rsid="002fc71c" style:font-size-asian="12pt" style:font-weight-asian="normal" style:font-size-complex="12pt" style:font-weight-complex="normal"/>
    </style:style>
    <style:style style:name="P77" style:family="paragraph" style:parent-style-name="Text_20_body">
      <style:paragraph-properties fo:margin-left="0cm" fo:margin-right="0cm" fo:margin-top="0cm" fo:margin-bottom="0cm" loext:contextual-spacing="false" style:line-height-at-least="0.529cm" fo:widows="1" fo:text-indent="0cm" style:auto-text-indent="false"/>
      <style:text-properties fo:font-variant="normal" fo:text-transform="none" fo:color="#000000" style:font-name="Bitstream Charter" fo:font-size="12pt" fo:letter-spacing="normal" fo:font-style="normal" style:text-underline-style="none" fo:font-weight="normal" style:font-size-asian="12pt" style:font-weight-asian="normal" style:font-size-complex="12pt" style:font-weight-complex="normal"/>
    </style:style>
    <style:style style:name="P78" style:family="paragraph" style:parent-style-name="Text_20_body">
      <style:paragraph-properties fo:margin-left="0cm" fo:margin-right="0cm" fo:margin-top="0cm" fo:margin-bottom="0cm" loext:contextual-spacing="false" style:line-height-at-least="0.529cm" fo:widows="1" fo:text-indent="0cm" style:auto-text-indent="false"/>
      <style:text-properties fo:font-variant="normal" fo:text-transform="none" fo:color="#000000" style:font-name="Bitstream Charter" fo:font-size="12pt" fo:letter-spacing="normal" fo:font-style="normal" style:text-underline-style="none" fo:font-weight="bold"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style:line-height-at-least="0.529cm" fo:widows="1"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80" style:family="paragraph" style:parent-style-name="Heading_20_3">
      <style:text-properties fo:font-size="12pt" style:font-size-asian="12pt" style:font-size-complex="12pt"/>
    </style:style>
    <style:style style:name="P81" style:family="paragraph" style:parent-style-name="Heading_20_3">
      <style:text-properties style:font-name="Liberation Serif" fo:font-size="12pt" fo:font-weight="bold" officeooo:rsid="002e130a" officeooo:paragraph-rsid="002e130a" style:font-size-asian="12pt" style:font-weight-asian="bold" style:font-size-complex="12pt" style:font-weight-complex="bold"/>
    </style:style>
    <style:style style:name="P82" style:family="paragraph" style:parent-style-name="_5f_9_20_pt_20_Fließtext">
      <style:paragraph-properties fo:line-height="150%" fo:text-align="justify" style:justify-single-word="false">
        <style:tab-stops>
          <style:tab-stop style:position="0.501cm"/>
        </style:tab-stops>
      </style:paragraph-properties>
      <style:text-properties style:font-name="Liberation Serif" fo:font-size="12pt" fo:language="es" fo:country="AR" officeooo:paragraph-rsid="002a6883" style:font-size-asian="12pt" style:font-name-complex="Calibri" style:font-size-complex="12pt"/>
    </style:style>
    <style:style style:name="P83" style:family="paragraph" style:parent-style-name="_5f_9_20_pt_20_Fließtext" style:list-style-name="WW8Num11">
      <style:paragraph-properties fo:margin-left="0cm" fo:margin-right="-0.002cm" fo:line-height="150%" fo:text-align="justify" style:justify-single-word="false" fo:text-indent="0cm" style:auto-text-indent="false">
        <style:tab-stops>
          <style:tab-stop style:position="0.501cm"/>
        </style:tab-stops>
      </style:paragraph-properties>
      <style:text-properties style:font-name="Liberation Serif" fo:font-size="12pt" officeooo:paragraph-rsid="002a6883" style:font-size-asian="12pt" style:font-size-complex="12pt"/>
    </style:style>
    <style:style style:name="P84" style:family="paragraph" style:parent-style-name="_5f_9_20_pt_20_Fließtext" style:list-style-name="WW8Num11">
      <style:paragraph-properties fo:margin-left="0cm" fo:margin-right="-0.002cm" fo:line-height="150%" fo:text-align="justify" style:justify-single-word="false" fo:text-indent="0cm" style:auto-text-indent="false">
        <style:tab-stops>
          <style:tab-stop style:position="0.501cm"/>
          <style:tab-stop style:position="3.191cm"/>
          <style:tab-stop style:position="7.442cm"/>
          <style:tab-stop style:position="10.943cm"/>
        </style:tab-stops>
      </style:paragraph-properties>
      <style:text-properties style:font-name="Liberation Serif" fo:font-size="12pt" officeooo:paragraph-rsid="002a6883" style:font-size-asian="12pt" style:font-size-complex="12pt"/>
    </style:style>
    <style:style style:name="P85" style:family="paragraph" style:parent-style-name="_5f_9_20_pt_20_Fließtext" style:list-style-name="WW8Num11">
      <style:paragraph-properties fo:margin-left="0cm" fo:margin-right="-0.002cm" fo:line-height="150%" fo:text-align="justify" style:justify-single-word="false" fo:text-indent="0cm" style:auto-text-indent="false">
        <style:tab-stops>
          <style:tab-stop style:position="0.501cm"/>
        </style:tab-stops>
      </style:paragraph-properties>
      <style:text-properties style:font-name="Liberation Serif" fo:font-size="12pt" fo:language="es" fo:country="AR" officeooo:paragraph-rsid="002a6883" style:font-size-asian="12pt" style:font-name-complex="Calibri" style:font-size-complex="12pt"/>
    </style:style>
    <style:style style:name="P86" style:family="paragraph" style:parent-style-name="_5f_9_20_pt_20_Fließtext" style:list-style-name="WW8Num11">
      <style:paragraph-properties fo:margin-left="0cm" fo:margin-right="-0.002cm" fo:line-height="150%" fo:text-align="justify" style:justify-single-word="false" fo:text-indent="0cm" style:auto-text-indent="false">
        <style:tab-stops>
          <style:tab-stop style:position="0.501cm"/>
          <style:tab-stop style:position="3.191cm"/>
          <style:tab-stop style:position="7.442cm"/>
          <style:tab-stop style:position="10.943cm"/>
        </style:tab-stops>
      </style:paragraph-properties>
      <style:text-properties style:font-name="Liberation Serif" fo:font-size="12pt" fo:language="es" fo:country="AR" officeooo:paragraph-rsid="002a6883" style:font-size-asian="12pt" style:font-name-complex="Calibri" style:font-size-complex="12pt"/>
    </style:style>
    <style:style style:name="P87" style:family="paragraph" style:parent-style-name="_5f_9_20_pt_20_fett_20_Ü2" style:list-style-name="WW8Num18">
      <style:paragraph-properties fo:line-height="150%" fo:text-align="justify" style:justify-single-word="false"/>
      <style:text-properties style:font-name="Liberation Serif" fo:font-size="12pt" officeooo:paragraph-rsid="002a6883" style:font-size-asian="12pt" style:font-size-complex="12pt"/>
    </style:style>
    <style:style style:name="P88" style:family="paragraph" style:parent-style-name="_5f_9_20_pt_20_fett_20_Ü2">
      <style:paragraph-properties fo:line-height="150%" fo:text-align="justify" style:justify-single-word="false"/>
      <style:text-properties style:font-name="Liberation Serif" fo:font-size="12pt" fo:language="es" fo:country="AR" officeooo:paragraph-rsid="002a6883" style:font-name-asian="Arial" style:font-size-asian="12pt" style:font-name-complex="Calibri" style:font-size-complex="12pt"/>
    </style:style>
    <style:style style:name="P89" style:family="paragraph" style:parent-style-name="_5f_9_20_pt_20_fett_20_Ü2">
      <style:paragraph-properties fo:line-height="100%" fo:text-align="justify" style:justify-single-word="false"/>
      <style:text-properties style:font-name="Liberation Serif" fo:font-size="12pt" fo:language="es" fo:country="AR" officeooo:paragraph-rsid="002a6883" style:font-name-asian="Arial" style:font-size-asian="12pt" style:font-name-complex="Calibri" style:font-size-complex="12pt"/>
    </style:style>
    <style:style style:name="P90" style:family="paragraph" style:parent-style-name="_5f_9_20_pt_20_fett_20_Ü2" style:list-style-name="WW8Num18">
      <style:paragraph-properties fo:line-height="150%" fo:text-align="justify" style:justify-single-word="false"/>
      <style:text-properties style:font-name="Liberation Serif" fo:font-size="12pt" fo:language="es" fo:country="AR" fo:font-weight="normal" officeooo:paragraph-rsid="002a6883" style:font-name-asian="Arial" style:font-size-asian="12pt" style:font-weight-asian="normal" style:font-name-complex="Calibri" style:font-size-complex="12pt"/>
    </style:style>
    <style:style style:name="P91" style:family="paragraph" style:parent-style-name="_5f_9_20_pt_20_fett_20_Ü2" style:list-style-name="WW8Num18">
      <style:paragraph-properties fo:line-height="150%" fo:text-align="justify" style:justify-single-word="false"/>
      <style:text-properties style:font-name="Liberation Serif" fo:font-size="12pt" fo:language="es" fo:country="AR" fo:font-weight="normal" officeooo:rsid="00294546" officeooo:paragraph-rsid="002a6883" style:font-name-asian="Arial" style:font-size-asian="12pt" style:font-weight-asian="normal" style:font-name-complex="Calibri" style:font-size-complex="12pt"/>
    </style:style>
    <style:style style:name="P92" style:family="paragraph" style:parent-style-name="_5f_9_20_pt_20_fett_20_Ü2">
      <style:paragraph-properties fo:line-height="150%" fo:text-align="justify" style:justify-single-word="false"/>
      <style:text-properties style:font-name="Liberation Serif" fo:font-size="12pt" fo:language="es" fo:country="AR" fo:font-weight="normal" officeooo:rsid="00294546" officeooo:paragraph-rsid="002a6883" style:font-name-asian="Arial" style:font-size-asian="12pt" style:font-weight-asian="normal" style:font-name-complex="Calibri" style:font-size-complex="12pt"/>
    </style:style>
    <style:style style:name="P93" style:family="paragraph" style:parent-style-name="Box_20_Text">
      <style:paragraph-properties>
        <style:tab-stops>
          <style:tab-stop style:position="3.191cm"/>
          <style:tab-stop style:position="7.442cm"/>
          <style:tab-stop style:position="10.943cm"/>
        </style:tab-stops>
      </style:paragraph-properties>
      <style:text-properties style:font-name="Liberation Serif" fo:font-size="12pt" officeooo:paragraph-rsid="002a6883" style:font-size-asian="12pt" style:font-size-complex="12pt"/>
    </style:style>
    <style:style style:name="P94" style:family="paragraph" style:parent-style-name="Box_20_Text">
      <style:paragraph-properties fo:text-align="start" style:justify-single-word="false">
        <style:tab-stops>
          <style:tab-stop style:position="3.191cm"/>
          <style:tab-stop style:position="7.442cm"/>
          <style:tab-stop style:position="10.943cm"/>
        </style:tab-stops>
      </style:paragraph-properties>
      <style:text-properties style:font-name="Liberation Serif" fo:font-size="12pt" officeooo:paragraph-rsid="002a6883" style:font-size-asian="12pt" style:font-name-complex="Arial" style:font-size-complex="12pt"/>
    </style:style>
    <style:style style:name="T1" style:family="text">
      <style:text-properties fo:color="#000000" style:font-name="Bitstream Charter" style:text-underline-style="none" fo:font-weight="normal" style:font-weight-asian="normal" style:font-weight-complex="normal"/>
    </style:style>
    <style:style style:name="T2" style:family="text">
      <style:text-properties fo:color="#000000" style:font-name="Bitstream Charter" style:text-underline-style="none" fo:font-weight="normal" officeooo:rsid="0024e1f3" style:font-weight-asian="normal" style:font-weight-complex="normal"/>
    </style:style>
    <style:style style:name="T3" style:family="text">
      <style:text-properties fo:color="#000000" style:font-name="Bitstream Charter" style:text-underline-style="none" fo:font-weight="normal" officeooo:rsid="0025f50f" style:font-weight-asian="normal" style:font-weight-complex="normal"/>
    </style:style>
    <style:style style:name="T4" style:family="text">
      <style:text-properties fo:color="#000000" style:font-name="Bitstream Charter" style:text-underline-style="none" fo:font-weight="normal" officeooo:rsid="0027b6b2" style:font-weight-asian="normal" style:font-weight-complex="normal"/>
    </style:style>
    <style:style style:name="T5" style:family="text">
      <style:text-properties fo:color="#000000" style:font-name="Bitstream Charter" style:text-underline-style="none" fo:font-weight="bold" officeooo:rsid="0023620e" style:font-weight-asian="bold" style:font-weight-complex="bold"/>
    </style:style>
    <style:style style:name="T6" style:family="text">
      <style:text-properties fo:color="#000000" style:font-name="Bitstream Charter" fo:font-size="12pt" style:text-underline-style="none" fo:font-weight="normal" style:font-size-asian="12pt" style:font-weight-asian="normal" style:font-size-complex="12pt" style:font-weight-complex="normal"/>
    </style:style>
    <style:style style:name="T7" style:family="text">
      <style:text-properties fo:color="#000000" style:font-name="Bitstream Charter" fo:font-size="12pt" style:text-underline-style="none" fo:font-weight="normal" officeooo:rsid="0027b6b2" style:font-size-asian="12pt" style:font-weight-asian="normal" style:font-size-complex="12pt" style:font-weight-complex="normal"/>
    </style:style>
    <style:style style:name="T8" style:family="text">
      <style:text-properties fo:color="#000000" style:font-name="Bitstream Charter" fo:font-size="12pt" style:text-underline-style="none" fo:font-weight="normal" officeooo:rsid="0024e1f3" style:font-size-asian="12pt" style:font-weight-asian="normal" style:font-size-complex="12pt" style:font-weight-complex="normal"/>
    </style:style>
    <style:style style:name="T9" style:family="text">
      <style:text-properties fo:color="#000000" style:font-name="Bitstream Charter" fo:font-size="12pt" style:text-underline-style="none" style:font-size-asian="12pt" style:font-size-complex="12pt"/>
    </style:style>
    <style:style style:name="T10" style:family="text">
      <style:text-properties fo:color="#000000" style:font-name="Bitstream Charter" fo:font-size="12pt" style:text-underline-style="solid" style:text-underline-width="auto" style:text-underline-color="font-color" fo:font-weight="bold" officeooo:rsid="002a6883" style:font-size-asian="12pt" style:font-weight-asian="bold" style:font-size-complex="12pt" style:font-weight-complex="bold"/>
    </style:style>
    <style:style style:name="T11" style:family="text">
      <style:text-properties fo:color="#000000" style:font-name="Bitstream Charter" fo:font-size="12pt" fo:font-weight="bold" officeooo:rsid="002b099d" style:font-size-asian="12pt" style:font-weight-asian="bold" style:font-size-complex="12pt" style:font-weight-complex="bold"/>
    </style:style>
    <style:style style:name="T12" style:family="text">
      <style:text-properties fo:color="#000000" style:font-name="Bitstream Charter" style:text-underline-style="solid" style:text-underline-width="auto" style:text-underline-color="font-color" fo:font-weight="bold" officeooo:rsid="0023620e" style:font-weight-asian="bold" style:font-weight-complex="bold"/>
    </style:style>
    <style:style style:name="T13" style:family="text">
      <style:text-properties fo:color="#000000" style:font-name="Bitstream Charter" style:text-underline-style="solid" style:text-underline-width="auto" style:text-underline-color="font-color" fo:font-weight="bold" officeooo:rsid="0024e1f3" style:font-weight-asian="bold" style:font-weight-complex="bold"/>
    </style:style>
    <style:style style:name="T14" style:family="text">
      <style:text-properties fo:color="#000000" style:font-name="Bitstream Charter" style:text-underline-style="solid" style:text-underline-width="auto" style:text-underline-color="font-color" fo:font-weight="bold" officeooo:rsid="0025f50f" style:font-weight-asian="bold" style:font-weight-complex="bold"/>
    </style:style>
    <style:style style:name="T15" style:family="text">
      <style:text-properties fo:color="#000000" style:font-name="Bitstream Charter" style:text-underline-style="solid" style:text-underline-width="auto" style:text-underline-color="font-color" fo:font-weight="bold" officeooo:rsid="0027b6b2" style:font-weight-asian="bold" style:font-weight-complex="bold"/>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officeooo:rsid="0027b6b2"/>
    </style:style>
    <style:style style:name="T19" style:family="text">
      <style:text-properties fo:font-size="12pt" style:font-size-asian="12pt" style:font-size-complex="12pt"/>
    </style:style>
    <style:style style:name="T20" style:family="text">
      <style:text-properties fo:font-size="12pt" officeooo:rsid="002b099d" style:font-size-asian="12pt" style:font-size-complex="12pt"/>
    </style:style>
    <style:style style:name="T21" style:family="text">
      <style:text-properties style:font-name="Bitstream Charter" style:text-underline-style="none" fo:font-weight="normal" style:font-weight-asian="normal" style:font-weight-complex="normal"/>
    </style:style>
    <style:style style:name="T22" style:family="text">
      <style:text-properties style:font-name="Bitstream Charter" style:text-underline-style="none" fo:font-weight="normal" officeooo:rsid="002840fc" style:font-weight-asian="normal" style:font-weight-complex="normal"/>
    </style:style>
    <style:style style:name="T23" style:family="text">
      <style:text-properties fo:color="#ff0000" fo:language="es" fo:country="ES" style:font-name-asian="Arial" style:language-asian="de" style:country-asian="DE" style:font-name-complex="Calibri"/>
    </style:style>
    <style:style style:name="T24" style:family="text">
      <style:text-properties fo:color="#999999"/>
    </style:style>
    <style:style style:name="T25" style:family="text">
      <style:text-properties fo:color="#999999" fo:font-weight="bold"/>
    </style:style>
    <style:style style:name="T26" style:family="text">
      <style:text-properties fo:color="#999999" fo:font-weight="bold" style:font-weight-asian="bold" style:font-weight-complex="bold"/>
    </style:style>
    <style:style style:name="T27" style:family="text">
      <style:text-properties fo:color="#999999" fo:font-weight="bold" officeooo:rsid="002b2d50"/>
    </style:style>
    <style:style style:name="T28" style:family="text">
      <style:text-properties fo:color="#999999" officeooo:rsid="002b2d50"/>
    </style:style>
    <style:style style:name="T29" style:family="text">
      <style:text-properties fo:color="#999999" officeooo:rsid="002b6290"/>
    </style:style>
    <style:style style:name="T30" style:family="text">
      <style:text-properties fo:color="#999999" style:font-name="Liberation Serif" fo:font-size="12pt" fo:font-style="normal" style:text-underline-style="none" fo:font-weight="bold" officeooo:rsid="002fc71c" style:font-size-asian="12pt" style:font-style-asian="normal" style:font-weight-asian="bold" style:font-size-complex="12pt" style:font-style-complex="normal" style:font-weight-complex="bold"/>
    </style:style>
    <style:style style:name="T31" style:family="text">
      <style:text-properties fo:color="#999999" fo:font-size="12pt" style:font-size-asian="12pt" style:font-size-complex="12pt"/>
    </style:style>
    <style:style style:name="T32" style:family="text">
      <style:text-properties officeooo:rsid="002b099d"/>
    </style:style>
    <style:style style:name="T33" style:family="text">
      <style:text-properties fo:language="es" fo:country="AR" style:font-name-complex="Calibri"/>
    </style:style>
    <style:style style:name="T34" style:family="text">
      <style:text-properties fo:language="es" fo:country="AR" fo:font-weight="normal" style:font-name-asian="Arial" style:font-weight-asian="normal" style:font-name-complex="Calibri"/>
    </style:style>
    <style:style style:name="T35" style:family="text">
      <style:text-properties fo:language="es" fo:country="ES" style:font-name-asian="Arial" style:language-asian="de" style:country-asian="DE" style:font-name-complex="Calibri"/>
    </style:style>
    <style:style style:name="T36" style:family="text">
      <style:text-properties style:text-underline-style="solid" style:text-underline-width="auto" style:text-underline-color="font-color"/>
    </style:style>
    <style:style style:name="T37" style:family="text">
      <style:text-properties fo:font-variant="normal" fo:text-transform="none" fo:color="#000000" style:font-name="Bitstream Charter"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38" style:family="text">
      <style:text-properties fo:font-variant="normal" fo:text-transform="none" fo:color="#000000" style:font-name="Bitstream Charter" fo:font-size="12pt" fo:letter-spacing="normal" fo:font-style="normal" style:text-underline-style="none" fo:font-weight="normal" style:font-size-asian="12pt" style:font-weight-asian="normal" style:font-size-complex="12pt" style:font-weight-complex="normal"/>
    </style:style>
    <style:style style:name="T39" style:family="text">
      <style:text-properties officeooo:rsid="002b2d50"/>
    </style:style>
    <style:style style:name="T40" style:family="text">
      <style:text-properties officeooo:rsid="002b6290"/>
    </style:style>
    <style:style style:name="T41" style:family="text">
      <style:text-properties style:font-name="Liberation Serif"/>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2b6290" style:font-size-asian="12pt" style:font-size-complex="12pt"/>
    </style:style>
    <style:style style:name="T44" style:family="text">
      <style:text-properties officeooo:rsid="002c54b7"/>
    </style:style>
    <style:style style:name="T45" style:family="text">
      <style:text-properties officeooo:rsid="002fc71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ab/><text:tab/>E<text:span text:style-name="T32">S</text:span>PECIFICACION DE CARGOS Y FUNCIONES</text:p>
      <text:p text:style-name="P10"><text:span text:style-name="T37">Gerente de TICs</text:span><text:span text:style-name="T38"><text:line-break/><text:line-break/>Encargado de la planeación, organización, control y ejecución de los objetivos de informática y de sistemas, además debe suplir las necesidades de tecnologías informáticas dentro de la organización, proponer políticas y estrategias que permitan el buen manejo de la información financiera de la empresa.<text:line-break/>Sus principales funciones son: <text:line-break/>Gerenciamiento del Proyecto, incluyendo los grupos de procesos y las nueve áreas del conocimiento definidas por PMI: Alcance, Costo, Tiempos, Calidad, Integración, Riesgos, Comunicaciones, RRHH y Compras.</text:span></text:p>
      <text:list xml:id="list6613852037403577250" text:style-name="L20">
        <text:list-item>
          <text:p text:style-name="P17"><text:span text:style-name="T38">Proponer y participar en el diseño de las soluciones asociadas a los requerimientos.</text:span></text:p>
        </text:list-item>
        <text:list-item>
          <text:p text:style-name="P17"><text:span text:style-name="T38">Detectar necesidades de capacitación del equipo del proyecto para lograr una formación adecuada, alineada a las necesidades del proyecto y al desarrollo profesional de los colaboradores.</text:span></text:p>
        </text:list-item>
        <text:list-item>
          <text:p text:style-name="P17"><text:span text:style-name="T38">Delegar adecuadamente tareas del proyecto para cumplir el mismo en tiempo y forma.</text:span></text:p>
        </text:list-item>
        <text:list-item>
          <text:p text:style-name="P17"><text:span text:style-name="T38">Coordinar con el grupo de trabajo la elaboración de dichos proyectos (Con avaluó y aprobación del Gerente general y sus directivos).</text:span></text:p>
        </text:list-item>
      </text:list>
      <text:p text:style-name="P75"><text:span text:style-name="T17">Jefe de Desarrollo</text:span><text:line-break/><text:line-break/>Persona encargada de coordinar, y dar un buen seguimiento a la construcción de los proyecto<text:span text:style-name="T45">s</text:span>.<text:line-break/><text:line-break/><text:span text:style-name="T17">Analista-Diseñador</text:span></text:p>
      <text:p text:style-name="P75"><text:line-break/>Debe estar capacitado para analizar, diseñar, programar, implementar y realizar mantenimiento a las aplicaciones requeridas por la empresa.</text:p>
      <text:p text:style-name="P74"><text:span text:style-name="T17">Programador<text:line-break/></text:span><text:line-break/>Un individuo autodidacta, inquieto y sumamente inteligente que busca lo que necesita y lo adopta a sus necesidades, trata (fervientemente) de mantenerse actualizado con las nuevas tecnologías. Debe estar capacitado para analizar, diseñar, programar, implementar y realizar mantenimiento a las aplicaciones requeridas por la empresa.<text:line-break/><text:line-break/><text:span text:style-name="T17">Jefe de Mantenimiento</text:span><text:line-break/><text:line-break/>Persona encargada de gestionar el mantenimiento correctivo y preventivo de los equipos de computación y redes en la organización.</text:p>
      <text:p text:style-name="P74"><text:span text:style-name="T17">Técnico en Redes<text:line-break/></text:span><text:line-break/><text:soft-page-break/>Encargado del mantenimiento de la intranet de la empresa.</text:p>
      <text:p text:style-name="P74"><text:span text:style-name="T17">Técnico en Redes<text:line-break/></text:span><text:line-break/>Persona encargada del mantenimiento hardware a los equipos de cómputo, impresoras, fax, etc.</text:p>
      <text:p text:style-name="P76"><text:span text:style-name="T17"><text:line-break/>Técnico Mantenimiento Hardware<text:line-break/></text:span><text:line-break/>Encargado del mantenimiento de la intranet de la empresa.</text:p>
      <text:p text:style-name="P76"/>
      <text:p text:style-name="P76"><text:span text:style-name="T17">Analista Tester<text:line-break/></text:span><text:line-break/>Persona encargad<text:span text:style-name="T18">a</text:span> del mantenimiento correctivo y preventivo de los módulos.<text:line-break/><text:line-break/><text:span text:style-name="T17">Jefe de Infraestructura<text:line-break/></text:span><text:line-break/>Es el encargado de la seguridad informática, redes y bases de datos, la empresa necesita una cohesión firme y segura en cada uno de los campos que influencia el área de sistemas, la unificación de cada uno de los departamentos en el uso de todos los componentes tecnológicos disponibles para la empresa.<text:line-break/><text:line-break/><text:span text:style-name="T17">Administrador de Seguridad<text:line-break/></text:span><text:line-break/>Persona encargada de la seguridad, confidencialidad de la información</text:p>
      <text:p text:style-name="P77"><text:span text:style-name="T17">Administrador de Bases de la Datos (DBA)<text:line-break/></text:span><text:line-break/>El Administrador de la Base de Datos o DBA (DataBase Administrator) es el responsable de la Planificación, Diseño de la Arquitectura, Control y Administración de la Base de Datos de la organización.</text:p>
      <text:p text:style-name="P77"/>
      <text:p text:style-name="P77"/>
      <text:p text:style-name="P78"><text:span text:style-name="T36">Gerente de Administración</text:span><text:line-break/></text:p>
      <text:list xml:id="list8404634075588917506" text:style-name="L2">
        <text:list-item>
          <text:p text:style-name="P42"><text:span text:style-name="T1">Elaboración y control de presupuestos. </text:span></text:p>
        </text:list-item>
        <text:list-item>
          <text:p text:style-name="P42"><text:span text:style-name="T1"><text:s/>Revisar los cheques emitidos por diferentes conceptos, tales como: pagos a proveedores, pagos de servicios, aportes, asignaciones, avances a justificar, incremento o creación de fondos fijos, fondos especiales y de funcionamiento, alquileres, y otras asignaciones especiales.</text:span></text:p>
        </text:list-item>
        <text:list-item>
          <text:p text:style-name="P42"><text:span text:style-name="T1">Control de Ingresos y Egresos con el fin de administrar el Capital de Trabajo. </text:span></text:p>
        </text:list-item>
        <text:list-item>
          <text:p text:style-name="P36"><text:span text:style-name="T6"><text:s/>Control de Contratos en ejecución en cuanto al inicio, finalización y cobro de los trabajos realizados.</text:span></text:p>
        </text:list-item>
      </text:list>
      <text:p text:style-name="P37"/>
      <text:p text:style-name="P51"><text:soft-page-break/><text:span text:style-name="T9">Contador</text:span></text:p>
      <text:list xml:id="list123551113269289" text:continue-numbering="true" text:style-name="L2">
        <text:list-item>
          <text:p text:style-name="P42"><text:span text:style-name="T1">Verificar que las facturas recibidas en el departamento contengan correctamente los datos fiscales de la empresa que cumplan con las formalidades requeridas. </text:span></text:p>
        </text:list-item>
        <text:list-item>
          <text:p text:style-name="P42"><text:span text:style-name="T1">Registrar las facturas recibidas de los proveedores, a través del sistema computarizado administrativo para mantener actualizadas las cuentas por pagar. </text:span></text:p>
        </text:list-item>
        <text:list-item>
          <text:p text:style-name="P42"><text:span text:style-name="T1">Revisar el cálculo de las planillas de retención de Impuesto sobre la renta del personal emitidas por los empleados, y realizar los ajustes en caso de no cumplir con las disposiciones. </text:span></text:p>
        </text:list-item>
        <text:list-item>
          <text:p text:style-name="P42"><text:span text:style-name="T1">Llevar mensualmente los libros generales de Compras y Ventas, mediante el registro de facturas emitidas y recibidas a fin de realizar la declaración de IVA.</text:span></text:p>
        </text:list-item>
        <text:list-item>
          <text:p text:style-name="P42"><text:span text:style-name="T1">Llevar todos los movimientos o registros contables al Programa que es el software utilizado por la organización para dicha actividad. </text:span></text:p>
        </text:list-item>
      </text:list>
      <text:p text:style-name="P43"><text:span text:style-name="T1">Elaboración de cheques para el recurso humano de la empresa, proveedores y servicios.<text:line-break/><text:line-break/><text:line-break/></text:span><text:span text:style-name="T12">Recursos humanos</text:span><text:span text:style-name="T5"><text:line-break/><text:line-break/></text:span><text:span text:style-name="T26">Planificación de Personal</text:span></text:p>
      <text:p text:style-name="P40">La primera labor de esta área es efectuar una planificación de personal, es decir, determinar cuál es la necesidad de mano de obra que va a tener la empresa en una época determinada, qué tipo de perfiles van a ser los necesarios, qué tipo de contratos van a realizarse y cuál va ser su coste.</text:p>
      <text:h text:style-name="P80" text:outline-level="3">Selección de Personal</text:h>
      <text:p text:style-name="P40">Tras la planificación comienza la búsqueda, se pasa a la fase de selección de personal. Una vez establecido cuál es el perfil de trabajador que busca la empresa, se comienza a buscar candidatos dando publicidad de la vacante existente. Actualmente la forma más común de hacerlo es a través de portales especializados de empleo en la red.</text:p>
      <text:p text:style-name="P40">En cuanto comiencen a llegar los currículums, los técnicos de Recursos Humanos comenzarán la criba, descartando a aquellos cuyo perfil no se adapte al buscado y concertando entrevistas con aquellos candidatos que consideren que pueden ser idóneos para el puesto.</text:p>
      <text:p text:style-name="P40">Posteriormente se realizarán entrevistas personales para conocer a los candidatos con más profundidad y si fuera necesario, se realizarán pruebas para comprobar que los interesados pueden realizar el trabajo ofertado. Se procederá de esta manera hasta que se encuentre al candidato idóneo.</text:p>
      <text:h text:style-name="P80" text:outline-level="3">Contratación de Personal</text:h>
      <text:p text:style-name="P40">Una vez encontrado el trabajador ideal para cubrir el puesto vacante, el área de Recursos Humanos se encargará de realizar todas las gestiones relativas a la contratación. Se firmará el contrato, se registrará oficialmente y se procederá a dar de alta al trabajador en la Seguridad Social en el régimen que le corresponda.</text:p>
      <text:h text:style-name="P80" text:outline-level="3"><text:soft-page-break/>Formación de Personal</text:h>
      <text:p text:style-name="P40">El área de Recursos Humanos se encarga, además, de organizar los cursos formativos necesarios para que los trabajadores puedan desempeñar su labor de forma óptima y adecuada y que sus conocimientos estén lo más actualizados posible. En caso de no haber en la empresa departamento de riesgos laborales, se encargará también de dar la formación necesaria a los empleados en esta área tan importante.</text:p>
      <text:h text:style-name="P80" text:outline-level="3">Gestión de Nóminas, Prestaciones y Beneficios del Personal</text:h>
      <text:p text:style-name="P40">Otra función clave del área de Recursos Humanos es la gestión de salarios, prestaciones y beneficios. Son ellos quienes se encargan de confeccionar las nóminas, aplicar las retenciones correspondientes, prorratear las pagas extras cuando sea necesario y en general todo aquello que guarde relación con la remuneración de los trabajadores.</text:p>
      <text:p text:style-name="P40">El área de RRHH se encarga además de gestionar los días libres y los periodos vacacionales, de modo que el disfrute de las mismas por los trabajadores suponga para la empresa el menor menoscabo posible.</text:p>
      <text:h text:style-name="P80" text:outline-level="3">Evaluación Continuo del Personal</text:h>
      <text:p text:style-name="P40">En aquellas empresas donde es necesario, el departamento de RRHH se encarga además de controlar el desempeño de los trabajadores a través de evaluaciones periódicas para ver si desarrollan su labor adecuadamente. Puede medir aspectos como: iniciativa, relación con los compañeros o puntualidad.</text:p>
      <text:h text:style-name="P80" text:outline-level="3">Gestión del Proceso Disciplinario del Personal</text:h>
      <text:p text:style-name="P40">Por último, el área de Recursos Humanos se encarga también del proceso disciplinario. Son ellos quienes comunican los despidos y gestionan las indemnizaciones correspondientes. Conocen también del proceso para sancionar al trabajador por la comisión de alguna falta, aplicando las sanción más adecuada de las previstas en la legislación laboral o el convenio colectivo aplicable.<text:span text:style-name="T1"><text:line-break/><text:line-break/><text:line-break/></text:span><text:span text:style-name="T13">Tesorería</text:span><text:span text:style-name="T2"> </text:span></text:p>
      <text:list xml:id="list123552403838935" text:continue-numbering="true" text:style-name="L2">
        <text:list-item>
          <text:p text:style-name="P42"><text:span text:style-name="T1">Realizar la desagregación de funciones y responsabilidades de cada persona que trabaja en el área del manejo de efectivo, bancario y de pagos. </text:span></text:p>
        </text:list-item>
        <text:list-item>
          <text:p text:style-name="P42"><text:span text:style-name="T1">Adquirir, verificar y hacer seguimiento de las pólizas de manejo. </text:span></text:p>
        </text:list-item>
        <text:list-item>
          <text:p text:style-name="P42"><text:span text:style-name="T1">Almacenar los soportes de todas las transacciones. </text:span></text:p>
        </text:list-item>
        <text:list-item>
          <text:p text:style-name="P42"><text:span text:style-name="T1">Realizar boletines diarios de los fondos de la empresa. </text:span></text:p>
        </text:list-item>
        <text:list-item>
          <text:p text:style-name="P42"><text:span text:style-name="T1">Aplicar las medidas necesarias para la prevención de errores en cuanto al manejo del efectivo, la caja y los bancos. </text:span></text:p>
        </text:list-item>
        <text:list-item>
          <text:p text:style-name="P42">Control de los altos recursos en cuentas corrientes.</text:p>
        </text:list-item>
      </text:list>
      <text:p text:style-name="P38"><text:span text:style-name="T8"><text:line-break/></text:span><text:soft-page-break/><text:span text:style-name="T10">Compras</text:span></text:p>
      <text:p text:style-name="P38"><text:span text:style-name="Strong_20_Emphasis"><text:span text:style-name="T30">Hacer uso de materiales, proveedores y equipos al menor costo posible</text:span></text:span></text:p>
      <text:p text:style-name="P40">Minimizar costos de entrada aumenta la productividad y permite la rentabilidad de las operaciones. Y este punto es de suma importancia evaluar el precio constantemente.</text:p>
      <text:p text:style-name="P71"><text:span text:style-name="T19">Para la empresas grandes, la recomendación es negociar por volumen teniendo en cuenta un </text:span><text:span text:style-name="Strong_20_Emphasis"><text:span text:style-name="T19">buen manejo del inventario</text:span></text:span><text:span text:style-name="T19">. Para una pequeña empresa, lo ideal es evaluar proveedores alternativos que permitan negociar los precios.</text:span></text:p>
      <text:p text:style-name="P71"><text:span text:style-name="Strong_20_Emphasis"><text:span text:style-name="T19">Asegurar el flujo continuo de la producción</text:span></text:span></text:p>
      <text:p text:style-name="P71"><text:span text:style-name="T19">A través de un suministro continuo de materias primas, componentes, herramientas, etc, junto con el departamento mantención.</text:span></text:p>
      <text:p text:style-name="P71"><text:span text:style-name="Strong_20_Emphasis"><text:span text:style-name="T31">Aumentar la rotación de activos</text:span></text:span></text:p>
      <text:p text:style-name="P71"><text:span text:style-name="Strong_20_Emphasis"><text:span text:style-name="T19">La inversión en los inventarios</text:span></text:span><text:span text:style-name="T19"> se debe mantener mínimo en relación con el volumen de ventas.</text:span></text:p>
      <text:p text:style-name="P71"><text:span text:style-name="Strong_20_Emphasis"><text:span text:style-name="T31">Desarrollar una fuente alternativa de suministro</text:span></text:span></text:p>
      <text:p text:style-name="P71"><text:span text:style-name="T19">En este punto hay que trabajar de manera inteligente y estratégica. Entonces, un buen comprador buscará otras fuentes alternativas de suministro para aumentar la capacidad de negociación, con ello, minimizamos el costo de los materiales y aumentamos la capacidad de responder a las emergencias.</text:span></text:p>
      <text:p text:style-name="P71"><text:span text:style-name="Strong_20_Emphasis"><text:span text:style-name="T31">Establecer y mantener buenas relaciones con los proveedores</text:span></text:span></text:p>
      <text:p text:style-name="P35"><text:span text:style-name="Strong_20_Emphasis"><text:span text:style-name="T19">Mantener buenas relaciones con el proveedor</text:span></text:span><text:span text:style-name="T19"> ayuda en la evolución de una imagen favorable en todos los ámbitos.</text:span></text:p>
      <text:p text:style-name="P71"><text:span text:style-name="T19">Estas relaciones son beneficiosas para el comprador en términos de cambiar o negociar un precio razonable y poder tener un trato preferencial en caso de escasez de materiales.</text:span></text:p>
      <text:p text:style-name="P71"><text:span text:style-name="Strong_20_Emphasis"><text:span text:style-name="T31">Conseguir la máxima integración con otros departamentos de la empresa</text:span></text:span></text:p>
      <text:p text:style-name="P40">La función de compra está íntimamente relacionada con:</text:p>
      <text:list xml:id="list2228012711449658212" text:style-name="L8">
        <text:list-item>
          <text:p text:style-name="P24">el departamento de producción, en relación a las especificaciones y el flujo de material. </text:p>
        </text:list-item>
        <text:list-item>
          <text:p text:style-name="P24">al departamento de ingeniería para la compra de herramientas, equipos y máquinas. </text:p>
        </text:list-item>
        <text:list-item>
          <text:p text:style-name="P24">a marketing por los pronósticos de ventas y su impacto sobre la compra de materiales. </text:p>
        </text:list-item>
        <text:list-item>
          <text:p text:style-name="P24">a finanzas para mantener los niveles de materiales adecuados y estimar el capital de trabajo requerido. </text:p>
        </text:list-item>
        <text:list-item>
          <text:p text:style-name="P24">a recursos humanos para una correcta dotación de personal. </text:p>
        </text:list-item>
        <text:list-item>
          <text:p text:style-name="P39"><text:span text:style-name="T19">y al mejor funcionamiento de los departamento de compra y mantención para una buena relación con los proveedores. </text:span></text:p>
          <text:p text:style-name="P39"/>
        </text:list-item>
      </text:list>
      <text:p text:style-name="P71"><text:span text:style-name="Strong_20_Emphasis"><text:span text:style-name="T31">Formar y desarrollar al personal</text:span></text:span></text:p>
      <text:p text:style-name="P71"><text:span text:style-name="T20">A</text:span><text:span text:style-name="T19">l igual que las otras áreas, el departamento de compras está compuesto por diversos tipos de personas. La empresa debe tratar de potenciar su fuerza de trabajo mediante la capacitación.</text:span></text:p>
      <text:p text:style-name="P71"><text:soft-page-break/><text:span text:style-name="Strong_20_Emphasis"><text:span text:style-name="T31">Mantener un registro de datos eficiente y presentar informes de gestión cuando se requieran</text:span></text:span></text:p>
      <text:p text:style-name="P40">Este procesamiento de datos e informes debe ser normalizado o estandarizado, de modo que el mantenimiento de registros pueda ser facilitado para todos los interesados.</text:p>
      <text:p text:style-name="P40">La presentación de informes periódicos de gestión de las actividades de compra, justifica la existencia independiente del departamento.</text:p>
      <text:p text:style-name="P50">Una manera eficaz de mantenerse en la misma línea con los proveedores es compartiendo información sobre las principales transacciones.<text:span text:style-name="T1"><text:line-break/><text:line-break/><text:line-break/></text:span><text:span text:style-name="T14">Finanzas</text:span><text:span text:style-name="T3"><text:line-break/></text:span></text:p>
      <text:p text:style-name="P45"><text:span text:style-name="T16">OBJETIVOS DE LAS FINANZAS</text:span> </text:p>
      <text:list xml:id="list855633145690013790" text:style-name="L18">
        <text:list-item>
          <text:p text:style-name="P26">Rentabilizar la empresa y maximizar las Ganancias. </text:p>
        </text:list-item>
        <text:list-item>
          <text:p text:style-name="P26">Desarrollar de manera eficiente las actividades de custodia, control, manejo y desembolso de fondos, valores y documentos negociables que administra la empresa. </text:p>
        </text:list-item>
        <text:list-item>
          <text:p text:style-name="P26">Efectúa los registros contables y estados financieros relativos a los recursos económicos, compromisos, patrimonios y los resultados de las operaciones financieras de la empresa. </text:p>
        </text:list-item>
        <text:list-item>
          <text:p text:style-name="P46">Realiza la clasificación, distribución de manera eficaz y oportuna del pago de todo el personal que labora en la empresa. </text:p>
        </text:list-item>
      </text:list>
      <text:p text:style-name="P41"/>
      <text:p text:style-name="P41"><text:span text:style-name="T16">FUNCIONES DE LAS FINANZAS</text:span> </text:p>
      <text:list xml:id="list4771257345263516919" text:style-name="L19">
        <text:list-item>
          <text:p text:style-name="P27">Planifica, organiza, dirige y controla de manera eficiente y eficaz, los recursos financieros de la empresa. </text:p>
        </text:list-item>
        <text:list-item>
          <text:p text:style-name="P27">Programa y controla las diferentes inversiones de tipo financiero que determine la gerencia. </text:p>
        </text:list-item>
        <text:list-item>
          <text:p text:style-name="P27">Desarrolla y fortalece un sistema efectivo de controles contables y financieros. </text:p>
        </text:list-item>
        <text:list-item>
          <text:p text:style-name="P27">Administra todos los ingresos de la empresa. </text:p>
        </text:list-item>
        <text:list-item>
          <text:p text:style-name="P27">Velar por la relevancia, confiabilidad, comparabilidad y consistencia de la administración financiera. </text:p>
        </text:list-item>
        <text:list-item>
          <text:p text:style-name="P27">Presenta informes mensuales y anuales de la ejecución de los diferentes programas bajo su responsabilidad. </text:p>
        </text:list-item>
        <text:list-item>
          <text:p text:style-name="P27">Planifica el pago quincenal de los salarios de todo el personal de la Institución. </text:p>
        </text:list-item>
        <text:list-item>
          <text:p text:style-name="P27">Asegura que se efectúen los descuentos a los salarios de los empleados por diversos motivos. </text:p>
        </text:list-item>
        <text:list-item>
          <text:p text:style-name="P27">Confecciona y tramita los cheques destinados para el pago de las distintas cuentas de la empresa. </text:p>
        </text:list-item>
        <text:list-item>
          <text:p text:style-name="P27">Elabora proyecciones de ingresos y gastos estimados para la elaboración del Anteproyecto de Presupuesto. </text:p>
        </text:list-item>
        <text:list-item>
          <text:p text:style-name="P27">Administra y controla los ingresos y egresos de los diferentes fondos que se manejan en la empresa, al igual que las recaudaciones recibidas por diferentes conceptos. </text:p>
        </text:list-item>
        <text:list-item>
          <text:p text:style-name="P44"><text:soft-page-break/>Revisa, consolida y aprueba el Plan Anual de actividades y el Anteproyecto de Presupuesto de su Dirección.<text:span text:style-name="T1"><text:line-break/></text:span></text:p>
        </text:list-item>
      </text:list>
      <text:p text:style-name="P72"><text:span text:style-name="T11">Facturación</text:span></text:p>
      <text:p text:style-name="P55">El Área de Facturación y Cobranzas, es el Órgano de Línea de Tercer nivel organizacional, cuya función principal es efectuar en forma eficiente y oportuna el registro adecuado del consumo de <text:span text:style-name="T39">la empresa</text:span>.<text:span text:style-name="T7"><text:line-break/></text:span></text:p>
      <text:list xml:id="list2769593808376479881" text:style-name="L26">
        <text:list-item>
          <text:p text:style-name="P54">Formular y ejecutar el Plan de Captación de ingresos por la venta y comercialización de los servicios. </text:p>
        </text:list-item>
      </text:list>
      <text:list xml:id="list3787922611185899361" text:style-name="L22">
        <text:list-item>
          <text:p text:style-name="P28">Ejecutar campañas de pago puntual y reducción de los índices de morosidad. </text:p>
        </text:list-item>
      </text:list>
      <text:list xml:id="list353827800068985591" text:style-name="L23">
        <text:list-item>
          <text:p text:style-name="P29">Coordinar con la Oficina General de Informática y Computación y/o quien haga sus veces el Plan de Contingencia y Emergencia del Sistema Automatizado de Facturación y Cobranzas. </text:p>
        </text:list-item>
      </text:list>
      <text:list xml:id="list672396451376380485" text:style-name="L24">
        <text:list-item>
          <text:p text:style-name="P30">Efectuar la facturación y cobranza por los servicios que brinda la empresa con eficiencia y oportunidad. </text:p>
        </text:list-item>
      </text:list>
      <text:list xml:id="list1115059562367357845" text:style-name="L25">
        <text:list-item>
          <text:p text:style-name="P53">Efectuar la correcta aplicación de las normas tarifarías.</text:p>
        </text:list-item>
      </text:list>
      <text:p text:style-name="P47"><text:span text:style-name="T15">Costos</text:span><text:span text:style-name="T4"><text:line-break/></text:span></text:p>
      <text:list xml:id="list6623339193153381912" text:style-name="L4">
        <text:list-item>
          <text:p text:style-name="P48"><text:span text:style-name="T1">Proporciona</text:span><text:span text:style-name="T4">r</text:span><text:span text:style-name="T1"> </text:span><text:bookmark text:name="autolink3"/><text:span text:style-name="T1">informes relativos a costos para medir la </text:span><text:bookmark text:name="autolink2"/><text:span text:style-name="T1">utilidad y evaluar el </text:span><text:bookmark text:name="autolink1"/><text:span text:style-name="T1">inventario (</text:span><text:bookmark text:name="autolink"/><text:span text:style-name="T1">estado resultados y balance general).</text:span></text:p>
        </text:list-item>
        <text:list-item>
          <text:p text:style-name="P48"><text:span text:style-name="T1">Ofrece</text:span><text:span text:style-name="T4">r</text:span><text:span text:style-name="T1"> información para el control administrativo de las </text:span><text:bookmark text:name="autolink5"/><text:span text:style-name="T1">operaciones y actividades de la </text:span><text:bookmark text:name="autolink4"/><text:span text:style-name="T1">empresa (informes de control).</text:span></text:p>
        </text:list-item>
        <text:list-item>
          <text:p text:style-name="P48"><text:span text:style-name="T1">Proporciona</text:span><text:span text:style-name="T4">r</text:span><text:span text:style-name="T1"> información a la </text:span><text:bookmark text:name="autolink7"/><text:span text:style-name="T1">administración para fundamentar la </text:span><text:bookmark text:name="autolink6"/><text:span text:style-name="T1">planeación y la toma de decisiones (análisis y estudios especiales).<text:line-break/><text:line-break/>Por todo lo antes expuesto permite definirlo como un instrumento eficaz para la </text:span><text:bookmark text:name="autolink10"/><text:span text:style-name="T1">dirección, pues a través de él se puede medir el comportamiento de la efectividad económica de las </text:span><text:bookmark text:name="autolink9"/><text:span text:style-name="T1">empresas, facilitando la toma de decisiones encaminadas a obtener mejores resultados, con el mínimo de gastos, así como reducir el </text:span><text:bookmark text:name="autolink8"/><text:span text:style-name="T1">riesgo de tomar decisiones incorrectas.</text:span></text:p>
        </text:list-item>
      </text:list>
      <text:p text:style-name="P21"/>
      <text:p text:style-name="P21"/>
      <text:p text:style-name="P20">Gerencia de Comercialización</text:p>
      <text:p text:style-name="P22"/>
      <text:list xml:id="list5708477922652733431" text:style-name="L5">
        <text:list-item>
          <text:p text:style-name="P1"><text:span text:style-name="T21">A partir de los objetivos corporativos, diseñar, planificar, implementar y controlar la puesta en marcha de la estrategia comercial, creando y definiendo para el efecto la política comercial nacional y velando porque el cumplimiento de esta se desarrolle identificando oportunidades de negocio que creen valor en la relación con los diferentes canales y sus respectivos clientes, y,teniendo como enfoque principal, el </text:span><text:soft-page-break/><text:span text:style-name="T21">cumplimiento del presupuesto anual de ventas y rentabilidad.</text:span></text:p>
        </text:list-item>
        <text:list-item>
          <text:p text:style-name="P1"><text:span text:style-name="T21">Preparar los planes, pronósticos y presupuestos de ventas, calculando para el efecto tanto las cifras históricas y metas corporativas cuanto la demanda puntual del mercado en sus diferentes canales, considerando para el efecto no solo el crecimiento monetario, sino garantizando porcentajes de penetración y participación del mercado. </text:span></text:p>
        </text:list-item>
        <text:list-item>
          <text:p text:style-name="P1"><text:span text:style-name="T21">Planificar las acciones de las diferentes áreas a su cargo, tomando en cuenta los recursos necesarios y disponibles para llevar a cabo dichos planes y presupuestos.</text:span></text:p>
        </text:list-item>
        <text:list-item>
          <text:p text:style-name="P1"><text:span text:style-name="T22">C</text:span><text:span text:style-name="T21">onocimiento muy amplio y detallado de nuestros productos, con todas sus características y aplicaciones.</text:span></text:p>
        </text:list-item>
        <text:list-item>
          <text:p text:style-name="P1"><text:span text:style-name="T21">Proponer, desarrollar e implementar metas y objetivos con las áreas de su responsabilidad a través de la ejecución de programas y planes de acción dirigidos a alcanzar los objetivos propuestos, así como la definición de estándares de desempeño para todos los miembros del equipo comercial.</text:span></text:p>
        </text:list-item>
        <text:list-item>
          <text:p text:style-name="P1"><text:span text:style-name="T21">Determinar el tamaño y la estructura de la fuerza de ventas así como su perfil de competencia y su sistema de remuneración e incentivos.</text:span></text:p>
        </text:list-item>
        <text:list-item>
          <text:p text:style-name="P1"><text:span text:style-name="T21">Revisar la descripción de funciones de cada uno de los equipos integrados en su área de responsabilidad.</text:span></text:p>
        </text:list-item>
        <text:list-item>
          <text:p text:style-name="P1"><text:span text:style-name="T21">Participar activamente de los procesos de reclutamiento, selección y capacitación de los vendedores y determinar conjuntamente con RRHH los planes de capacitación de toda la fuerza de ventas, jefes de productos y asistentes comerciales.</text:span></text:p>
        </text:list-item>
      </text:list>
      <text:p text:style-name="P19"/>
      <text:p text:style-name="P79"/>
      <text:p text:style-name="P7">Marketing </text:p>
      <text:p text:style-name="P8">Funciones:</text:p>
      <text:p text:style-name="P8"/>
      <text:p text:style-name="P14"><text:span text:style-name="T25">I</text:span><text:span text:style-name="T27">nvestigación de mercados</text:span></text:p>
      <text:p text:style-name="P14">- Análisis de Clientes, Mercado/Sector y Competencia</text:p>
      <text:p text:style-name="P13">- Realización, tabulación y análisis de encuestas (fuentes primarias)</text:p>
      <text:p text:style-name="P13">- Análisis de registros -INE, IGE, estudios sectoriales, etc.- (fuentes secundarias)</text:p>
      <text:p text:style-name="P13">- Interpretación y presentación de resultados</text:p>
      <text:p text:style-name="P12"/>
      <text:p text:style-name="P11">S<text:span text:style-name="T39">egmentación del mercado</text:span></text:p>
      <text:p text:style-name="P13">- Cuantificación del mercado</text:p>
      <text:p text:style-name="P13">- Elección segmentos objetivo</text:p>
      <text:p text:style-name="P13">- Obtención perfiles tipo consumidores</text:p>
      <text:p text:style-name="P13">- Estimación de la demanda y de la cuota de mercado</text:p>
      <text:p text:style-name="P13">- Análisis y seguimiento de las tendencias y demandas del mercado</text:p>
      <text:p text:style-name="P12"/>
      <text:p text:style-name="P15"><text:span text:style-name="T28">Análisis estratégico: posicionamiento y diferenciación</text:span></text:p>
      <text:p text:style-name="P13">- Análisis estratégico interno (empresa) y externo (entorno)</text:p>
      <text:p text:style-name="P13">- Análisis DAFO y Plan Director</text:p>
      <text:p text:style-name="P13">- Estrategia de Posicionamiento (en base a las Fortalezas de la empresa) y Diferenciación (en base al mercado y la competencia)</text:p>
      <text:p text:style-name="P12"/>
      <text:p text:style-name="P11">P<text:span text:style-name="T39">olíticas de marketing-mix</text:span></text:p>
      <text:p text:style-name="P16">PRODUCTO</text:p>
      <text:p text:style-name="P13">- Análisis necesidades/demandas de clientes</text:p>
      <text:p text:style-name="P13">- Organización y clasificación de la cartera de productos: familias, gamas, líneas, etc. </text:p>
      <text:p text:style-name="P13">- Codificación según criterios AECOC (EAN-GTIN)</text:p>
      <text:p text:style-name="P13">- Desarrollo de nuevos productos</text:p>
      <text:p text:style-name="P13"><text:soft-page-break/>- Búsqueda y negociación con proveedores para el desarrollo de nuevos productos</text:p>
      <text:p text:style-name="P13">- Diseño de packagings y formatos de productos</text:p>
      <text:p text:style-name="P12"/>
      <text:p text:style-name="P16">PRECIO Y PROMOCIÓN</text:p>
      <text:p text:style-name="P13">- Fijación de precios en base a costes, mercado y competencia</text:p>
      <text:p text:style-name="P13">- Actualización y revisión de tarifas </text:p>
      <text:p text:style-name="P13">- Análisis rentabilidad de productos: márgenes, costes, </text:p>
      <text:p text:style-name="P13">- Negociación con clientes PVPs y márgenes</text:p>
      <text:p text:style-name="P13">- Diseño e implementación de acciones promocionales para estimular la demanda (ofertas, descuentos, promotoras de ventas, muestras gratuitas, etc.) y cálculo de su impacto económico y su rentabilidad </text:p>
      <text:p text:style-name="P12"/>
      <text:p text:style-name="P16">DISTRIBUCIÓN</text:p>
      <text:p text:style-name="P13">- Elección de canales de distribución</text:p>
      <text:p text:style-name="P13">- Búsqueda de distribuidores y negociación de precios, márgenes y condiciones</text:p>
      <text:p text:style-name="P13">- Cálculo de rentabilidad por canal</text:p>
      <text:p text:style-name="P12"/>
      <text:p text:style-name="P16">PUBLICIDAD/COMUNICACIÓN</text:p>
      <text:p text:style-name="P13">- Planificación, diseño y realización de acciones publicitarias (plan de medios)</text:p>
      <text:p text:style-name="P13">- Diseño y ejecución de anuncios (publicidad exterior, rotulación vehículos comerciales, anuncios en prensa y revistas especializadas, publicaciones internas, PLV publicidad en el punto de venta, expositores, folletos publicitarios, merchandising, etc.)</text:p>
      <text:p text:style-name="P13">- Creación y mantenimiento de páginas web y aplicaciones (blog, redes sociales, foros,  analytics, trends, etc.)</text:p>
      <text:p text:style-name="P13">- Marketing Ferial: organización, gestión y control asistencia a ferias sectoriales (diseño stand, contratación servicios adicionales, atención al público, etc.)</text:p>
      <text:p text:style-name="P13">- Gestión relaciones públicas (boca a boca, prensa, radio, etc.)</text:p>
      <text:p text:style-name="P12"/>
      <text:p text:style-name="P11">C<text:span text:style-name="T39">reación de imagen y personalidad de marca</text:span></text:p>
      <text:p text:style-name="P13">- Diseño de logos y naming (diseño de nombres)</text:p>
      <text:p text:style-name="P13">- Trámites registro de marcas y respuesta a opositores ante la OEPM</text:p>
      <text:p text:style-name="P12"/>
      <text:p text:style-name="P15"><text:span text:style-name="T24">B</text:span><text:span text:style-name="T28">ase de datos de clientes </text:span><text:span text:style-name="T24">(CRM)</text:span></text:p>
      <text:p text:style-name="P13">- Análisis clientes: rentabilidad, repetición, etc.</text:p>
      <text:p text:style-name="P13">- Matriz ABC</text:p>
      <text:p text:style-name="P12"/>
      <text:p text:style-name="P15"><text:span text:style-name="T24">C</text:span><text:span text:style-name="T29">omercial</text:span></text:p>
      <text:p text:style-name="P13">- Seguimiento objetivos de ventas y rentabilidad por producto</text:p>
      <text:p text:style-name="P13">- Supervisión evolución en puntos de venta</text:p>
      <text:p text:style-name="P13">- Atención a clientes y gestión de quejas</text:p>
      <text:p text:style-name="P13">- Servicio postventa</text:p>
      <text:p text:style-name="P12"/>
      <text:p text:style-name="P15"><text:span text:style-name="T24">P</text:span><text:span text:style-name="T29">lan de marketing</text:span></text:p>
      <text:p text:style-name="P13">- Elaboración </text:p>
      <text:p text:style-name="P13">- Resumen estrategias y objetivos </text:p>
      <text:p text:style-name="P13">- Elaboración del presupuesto de Marketing</text:p>
      <text:p text:style-name="P13">- Presentación</text:p>
      <text:p text:style-name="P12"/>
      <text:p text:style-name="P11">E<text:span text:style-name="T40">valuación y control de resultados</text:span></text:p>
      <text:p text:style-name="P13">- Medición del resultado de la inversión en marketing</text:p>
      <text:p text:style-name="P13">- Análisis consecución objetivos fijados</text:p>
      <text:p text:style-name="P12"/>
      <text:p text:style-name="P3"><text:soft-page-break/></text:p>
      <text:p text:style-name="P4"/>
      <text:p text:style-name="P6">Gerencia de Calidad</text:p>
      <text:p text:style-name="P2"/>
      <text:p text:style-name="P71"><text:span text:style-name="T43">Funciones</text:span></text:p>
      <text:p text:style-name="P71"><text:span text:style-name="Strong_20_Emphasis"><text:span text:style-name="T42">Apoy</text:span></text:span><text:span text:style-name="Strong_20_Emphasis"><text:span text:style-name="T43">o</text:span></text:span><text:span text:style-name="T42">: </text:span></text:p>
      <text:list xml:id="list1553988879870254771" text:style-name="L33">
        <text:list-item>
          <text:p text:style-name="P73"><text:span text:style-name="T42">A la alta dirección a definir, difundir y mantener la política de calidad y los principios de gestión de la calidad. </text:span></text:p>
        </text:list-item>
      </text:list>
      <text:list xml:id="list5491153594615301680" text:style-name="L1">
        <text:list-item>
          <text:p text:style-name="P23"><text:span text:style-name="T42">A la toma de acciones para la correcta implantación y el cumplimiento de los requisitos internos derivados del sistema de gestión. </text:span></text:p>
        </text:list-item>
      </text:list>
      <text:p text:style-name="P34"><text:span text:style-name="Strong_20_Emphasis"><text:span text:style-name="T42">Asegurar</text:span></text:span><text:span text:style-name="T42">: </text:span></text:p>
      <text:list xml:id="list123552063925891" text:continue-numbering="true" text:style-name="L1">
        <text:list-item>
          <text:p text:style-name="P32">Que todos los componentes de la organización conocen los requisitos del cliente. </text:p>
        </text:list-item>
        <text:list-item>
          <text:p text:style-name="P23"><text:span text:style-name="T42">El correcto procesamiento y uso de la información referente al sistema de gestión.</text:span></text:p>
        </text:list-item>
      </text:list>
      <text:p text:style-name="P34"><text:span text:style-name="Strong_20_Emphasis"><text:span text:style-name="T42">Coordinar</text:span></text:span><text:span text:style-name="T42">: </text:span></text:p>
      <text:list xml:id="list123552383015082" text:continue-numbering="true" text:style-name="L1">
        <text:list-item>
          <text:p text:style-name="P32">La realización de las auditorías internas, siendo aconsejable que sea parte activa en las mismas. </text:p>
        </text:list-item>
        <text:list-item>
          <text:p text:style-name="P32">Las auditorías externas. </text:p>
        </text:list-item>
        <text:list-item>
          <text:p text:style-name="P32">Las acciones derivadas para la corrección de las no conformidades. </text:p>
        </text:list-item>
        <text:list-item>
          <text:p text:style-name="P32">Los mecanismos de participación del personal: equipos de mejora, sugerencias… </text:p>
        </text:list-item>
        <text:list-item>
          <text:p text:style-name="P32">Los programas de mejora. </text:p>
        </text:list-item>
        <text:list-item>
          <text:p text:style-name="P32">Las acciones formativas derivadas del estudio de las necesidades de formación. </text:p>
        </text:list-item>
      </text:list>
      <text:p text:style-name="P18"><text:span text:style-name="Strong_20_Emphasis"><text:span text:style-name="T42">Promover</text:span></text:span><text:span text:style-name="T42">: </text:span></text:p>
      <text:list xml:id="list123552785305908" text:continue-numbering="true" text:style-name="L1">
        <text:list-item>
          <text:p text:style-name="P32">La activa participación del personal en el diseño y mejora de los procedimientos e instrucciones de trabajo. </text:p>
        </text:list-item>
        <text:list-item>
          <text:p text:style-name="P32">La prevención. </text:p>
        </text:list-item>
        <text:list-item>
          <text:p text:style-name="P58">La implantación de un programa de costes de calidad. </text:p>
        </text:list-item>
      </text:list>
      <text:p text:style-name="P59">Si observamos detalladamente esta serie de funciones, podemos extraer dos conclusiones claras, por una parte el gestor de calidad es el interruptor que pone en funcionamiento el sistema, el que vela por su eficacia y a quien se debe recurrir en busca de apoyo para mejorarlo y por otra parte y muy importante es el verdadero “representante del cliente” dentro de la empresa, ya que tiene como función asegurar que toda la organización conozca los requisitos del cliente, los entienda y los cumpla.</text:p>
      <text:p text:style-name="P59">En pocas palabras, planificar, asegurarse que se ejecute lo planificado, comprobar y promover las medidas correctoras necesarias, es decir, aplicar el ciclo PDCA. </text:p>
      <text:p text:style-name="P59"/>
      <text:p text:style-name="P63">Área de Testing</text:p>
      <text:p text:style-name="P2"/>
      <text:p text:style-name="P60">Funciones del Área de Testing (Jefe Testing – TesterSenior – TesterJunior)</text:p>
      <text:list xml:id="list8648239617141966393" text:style-name="L7">
        <text:list-item>
          <text:p text:style-name="P33">Estimación y Planificación de las pruebas</text:p>
        </text:list-item>
        <text:list-item>
          <text:p text:style-name="P33">Seguimiento y Reporte del progreso de las pruebas</text:p>
        </text:list-item>
        <text:list-item>
          <text:p text:style-name="P33"><text:soft-page-break/>Gestión de equipo de trabajo</text:p>
        </text:list-item>
        <text:list-item>
          <text:p text:style-name="P33">Evaluar requerimientos</text:p>
        </text:list-item>
        <text:list-item>
          <text:p text:style-name="P33">Gestión de Requerimiento de ambientes</text:p>
        </text:list-item>
        <text:list-item>
          <text:p text:style-name="P33">Realizar análisis y registrar estimaciones</text:p>
        </text:list-item>
        <text:list-item>
          <text:p text:style-name="P33">Definir plan de pruebas</text:p>
        </text:list-item>
        <text:list-item>
          <text:p text:style-name="P33">Definir estrategias</text:p>
        </text:list-item>
        <text:list-item>
          <text:p text:style-name="P33">Preparar informes de avance periódicos para Gerencia de Sistemas.</text:p>
        </text:list-item>
        <text:list-item>
          <text:p text:style-name="P33">Realizar el seguimiento del plan de pruebas</text:p>
        </text:list-item>
        <text:list-item>
          <text:p text:style-name="P33">Ejecutar plan de pruebas </text:p>
        </text:list-item>
        <text:list-item>
          <text:p text:style-name="P33">Coordinar las pruebas</text:p>
        </text:list-item>
        <text:list-item>
          <text:p text:style-name="P33">Replanificar las tareas y pruebas cuando la situación lo requiera</text:p>
        </text:list-item>
        <text:list-item>
          <text:p text:style-name="P33">Armado de condiciones de pruebas</text:p>
        </text:list-item>
        <text:list-item>
          <text:p text:style-name="P25"><text:span text:style-name="T41">Documentar y diseñar los casos de p</text:span>rueba</text:p>
        </text:list-item>
        <text:list-item>
          <text:p text:style-name="P25">Control y seguimiento de la ejecución de las pruebas </text:p>
        </text:list-item>
        <text:list-item>
          <text:p text:style-name="P25">Registrar evidencia de prueba </text:p>
        </text:list-item>
        <text:list-item>
          <text:p text:style-name="P25">Realizar pruebas funcionales </text:p>
        </text:list-item>
        <text:list-item>
          <text:p text:style-name="P25">Realizar pruebas de integración</text:p>
        </text:list-item>
        <text:list-item>
          <text:p text:style-name="P25">Asegurar la conformidad de los requerimientos entregados</text:p>
        </text:list-item>
        <text:list-item>
          <text:p text:style-name="P25">Controlar pendientes </text:p>
        </text:list-item>
        <text:list-item>
          <text:p text:style-name="P25">Realizar seguimiento de incidentes </text:p>
        </text:list-item>
        <text:list-item>
          <text:p text:style-name="P25">Reportar defectos </text:p>
        </text:list-item>
        <text:list-item>
          <text:p text:style-name="P25">Conocimientos de base de datos SQL</text:p>
        </text:list-item>
        <text:list-item>
          <text:p text:style-name="P25">Conocimiento de herramientas para la registración y seguimiento de casos de prueba</text:p>
        </text:list-item>
        <text:list-item>
          <text:p text:style-name="P25">Conocimiento de herramientas para la registración y seguimiento de defectos </text:p>
        </text:list-item>
        <text:list-item>
          <text:p text:style-name="P25">Conocimiento de herramientas de automatización </text:p>
        </text:list-item>
        <text:list-item>
          <text:p text:style-name="P49">Conocimiento de herramientas para la gestión documental </text:p>
        </text:list-item>
      </text:list>
      <text:p text:style-name="P2"/>
      <text:p text:style-name="P5">Área de Atención Post-Venta</text:p>
      <text:p text:style-name="P88"/>
      <text:p text:style-name="P88">OBJETIVOS: </text:p>
      <text:list xml:id="list5918412917257923903" text:style-name="WW8Num11">
        <text:list-item>
          <text:p text:style-name="P83"><text:span text:style-name="T33">Fijar los objetivos de rentabilidad y volumen de ventas en línea con los objetivos definidos por la dirección y asegurar su cumplimiento</text:span></text:p>
        </text:list-item>
        <text:list-item>
          <text:p text:style-name="P85">Informar mensualmente a la dirección los resultados alcanzados en el mes y su desvío respecto del objetivo</text:p>
        </text:list-item>
        <text:list-item>
          <text:p text:style-name="P85">Definir la gama de productos (repuestos, accesorios, etc) a comercializar por el concesionario de acuerdo a su mercado potencial y al entorno competitivo</text:p>
        </text:list-item>
        <text:list-item>
          <text:p text:style-name="P85">Planificar y desarrollar las actividades de venta de repuestos a terceros (sell.out) en el marco de la política fijada por la concesionaria</text:p>
        </text:list-item>
        <text:list-item>
          <text:p text:style-name="P83"><text:span text:style-name="T33">Gestionar el correcto funcionamiento del taller y diseñar planes de acción para corregir desvíos </text:span><text:soft-page-break/><text:span text:style-name="T33">(herramental necesario, estado de las máquinas, disponibilidad de piezas y sistemas, limpieza y nivel de atención, dotación de personal, estaciones de trabajo necesarias)</text:span></text:p>
        </text:list-item>
        <text:list-item>
          <text:p text:style-name="P83"><text:span text:style-name="T33">Analizar mensualmente los índices CSI / IPN Post venta informados por Fiat para detectar oportunidades de mejoras o diseñar planes de acción correctivos</text:span></text:p>
        </text:list-item>
        <text:list-item>
          <text:p text:style-name="P85">Garantizar el cumplimiento del Programa Reingresos Cero (% inferior al 5%) monitoreando el nivel de calidad de reparación del taller</text:p>
        </text:list-item>
        <text:list-item>
          <text:p text:style-name="P85">Definir acciones de marketing (campañas preventivas, avisos gráficos/ radiales) que permitan incrementar los volúmenes de venta</text:p>
        </text:list-item>
        <text:list-item>
          <text:p text:style-name="P85">Verificar el cumplimiento de las tareas del Responsable de Entrega para garantizar una experiencia de entrega satisfactoria para el cliente</text:p>
        </text:list-item>
        <text:list-item>
          <text:p text:style-name="P85">Garantizar el cumplimiento de ventas de Garantías Extendidas acordado con Fiat</text:p>
        </text:list-item>
        <text:list-item>
          <text:p text:style-name="P85">Garantizar la implementación de los Estándares de Atención Post Venta Fiat</text:p>
        </text:list-item>
        <text:list-item>
          <text:p text:style-name="P84"><text:span text:style-name="T33">Analizar mensualmente las necesidades de repuestos/ accesorios y confeccionar los pedidos <text:s/>a la terminal </text:span></text:p>
        </text:list-item>
        <text:list-item>
          <text:p text:style-name="P86">Verificar mensualmente la evolución del factor K del concesionario</text:p>
        </text:list-item>
        <text:list-item>
          <text:p text:style-name="P86">Gerenciar los costos, gastos e inversiones del área de Servicio</text:p>
        </text:list-item>
        <text:list-item>
          <text:p text:style-name="P85">Llevar a cabo junto con el depto. de Administración, la implementación en el concesionario de los 4 puntos de las Buenas Prácticas Ambientales.</text:p>
        </text:list-item>
      </text:list>
      <text:p text:style-name="P82"/>
      <text:p text:style-name="P93"><text:span text:style-name="T35">Puesto: </text:span><text:span text:style-name="T23">JEFE DE SERVICIO</text:span></text:p>
      <text:p text:style-name="P94">DEPARTAMENTO: Post Venta</text:p>
      <text:p text:style-name="P89"/>
      <text:p text:style-name="P88">OBJETIVOS:</text:p>
      <text:list xml:id="list3984480569485451426" text:style-name="WW8Num18">
        <text:list-item>
          <text:p text:style-name="P87"><text:span text:style-name="T34">Garantizar el cumplimiento de los circuitos operativos establecidos por la Gerencia de Postventa.</text:span></text:p>
        </text:list-item>
        <text:list-item>
          <text:p text:style-name="P90">Proponer acciones de mejora operativa en las áreas de Servicio y Chapa y Pintura.</text:p>
        </text:list-item>
        <text:list-item>
          <text:p text:style-name="P90">Analizar y tratar reclamos de clientes provenientes de call center propio o externo.</text:p>
        </text:list-item>
        <text:list-item>
          <text:p text:style-name="P90">Colaborar con las jefaturas de Servicio y Chapa y Pintura en la planificación y carga de trabajo.</text:p>
        </text:list-item>
        <text:list-item>
          <text:p text:style-name="P90">Supervisar el cierre de todas las órdenes de reparación.</text:p>
        </text:list-item>
        <text:list-item>
          <text:p text:style-name="P90">Generar reportes de los distintos estados de las órdenes de reparación en sistema.</text:p>
        </text:list-item>
        <text:list-item>
          <text:p text:style-name="P90">Supervisar la correcta gestión de Garantías.</text:p>
        </text:list-item>
        <text:list-item>
          <text:p text:style-name="P91">Reforzar la atención al Cliente colaborando con los Asesores de Servicio.</text:p>
        </text:list-item>
      </text:list>
      <text:p text:style-name="P92"/>
      <text:p text:style-name="P62">Área producción</text:p>
      <text:p text:style-name="P56">Comprende todo lo realacionado con el desarrollo de los métodos y planes</text:p>
      <text:p text:style-name="P56"><text:soft-page-break/>más económicos para la fabricación de los productos autorizados, coordinación de la</text:p>
      <text:p text:style-name="P56">mano de obra, obtención y coordinación de materiales, instalaciones, herramientas y</text:p>
      <text:p text:style-name="P56">servicios, fabricación de productos y entrega de los mismos a Comercialización o al</text:p>
      <text:p text:style-name="P56">cliente. Está formada, generalmente, por las siguientes funciones:</text:p>
      <text:p text:style-name="P56"><text:span text:style-name="T26">Ingeniería de producto</text:span></text:p>
      <text:p text:style-name="P56">Encargada del desarrollo de productos y especificaciones</text:p>
      <text:p text:style-name="P56">necesarias para su elaboración.</text:p>
      <text:p text:style-name="P56"><text:span text:style-name="T26">Ingeniería de proceso</text:span></text:p>
      <text:p text:style-name="P56">Define el proceso adecuado para cada producto y sus</text:p>
      <text:p text:style-name="P56">modificaciones. Prepara las hojas de ruta y determina tiempos de proceso y</text:p>
      <text:p text:style-name="P56">dotaciones necesarias.</text:p>
      <text:p text:style-name="P56"><text:s/><text:span text:style-name="T26">Ingeniería industrial</text:span></text:p>
      <text:p text:style-name="P56">Esta función agrupa todas las tareas necesarias para el</text:p>
      <text:p text:style-name="P56">planeamiento de instalaciones, herramientas, accesorios, necesidad de mano de</text:p>
      <text:p text:style-name="P56">obra, etc. Es decir, se ocupa de la sistematización de los elementos físicos que</text:p>
      <text:p text:style-name="P56">constituyen el sistema productivo, para alcanzar la cantidad y calidad de</text:p>
      <text:p text:style-name="P56">producción deseadas, al costo mínimo.</text:p>
      <text:p text:style-name="P56">Las subfunciones que la constituyen son:</text:p>
      <text:list xml:id="list6703465514958274801" text:style-name="L27">
        <text:list-item>
          <text:p text:style-name="P64"><text:span text:style-name="T43">Estudios de métodos, que se ocupa de establecer los mejores métodos para</text:span></text:p>
        </text:list-item>
      </text:list>
      <text:p text:style-name="P56">realizar las tareas de producción directas o indirectas, excepto el manejo de</text:p>
      <text:p text:style-name="P56">materiales, que adquiere tal importancia que constituye una subfunción aparte.</text:p>
      <text:p text:style-name="P56">Los métodos que diseña abarcan las operaciones y procesos, instalaciones y</text:p>
      <text:p text:style-name="P56">herramientas, dispositivos y plantillas especiales y el establecimiento de</text:p>
      <text:p text:style-name="P56">movimientos standard.</text:p>
      <text:list xml:id="list7812342981237002160" text:style-name="L28">
        <text:list-item>
          <text:p text:style-name="P65"><text:span text:style-name="T43">Medición del trabajo, que determina los tiempos standards para la realización</text:span></text:p>
        </text:list-item>
      </text:list>
      <text:p text:style-name="P56">de tareas de producción directas o indirectas de la producción.</text:p>
      <text:list xml:id="list1726076416924856221" text:style-name="L29">
        <text:list-item>
          <text:p text:style-name="P66"><text:span text:style-name="T43">Disposición en planta, se ocupa de establecer la mejor disposición y</text:span></text:p>
        </text:list-item>
      </text:list>
      <text:p text:style-name="P56">ubicación (lay-out) para las instalaciones y elementos de áreas de trabajo.</text:p>
      <text:list xml:id="list292781562979974674" text:style-name="L30">
        <text:list-item>
          <text:p text:style-name="P67"><text:span text:style-name="T43">Manejo de materiales, que se ocupa del diseño de métodos y medios para el</text:span></text:p>
        </text:list-item>
      </text:list>
      <text:p text:style-name="P56">transporte interno de materiales .</text:p>
      <text:list xml:id="list7620622909778367023" text:style-name="L31">
        <text:list-item>
          <text:p text:style-name="P68"><text:span text:style-name="T43">Fabricación y reparación de herramientas especiales, tales como matrices,</text:span></text:p>
        </text:list-item>
      </text:list>
      <text:p text:style-name="P56"><text:soft-page-break/>dispositivos de armado, plantillas, etc.</text:p>
      <text:p text:style-name="P57"><text:span text:style-name="T26">Planeamiento y control de la producción</text:span></text:p>
      <text:p text:style-name="P57"><text:span text:style-name="T44">Es</text:span> responsible del planeamiento, la programación, la preparación, el lanzamiento y la supervisión del cumplimiento del programa de materiales, mano de obra, instalaciones, instrucciones y todos los</text:p>
      <text:p text:style-name="P56">elementos adicionales necesarios para que estén disponibles en las fechas en que</text:p>
      <text:p text:style-name="P56">se requieren para cumplir con el programa de producción.</text:p>
      <text:p text:style-name="P56">2- Planificación de la producción, prepara los planes y los programas de</text:p>
      <text:p text:style-name="P56">producción.</text:p>
      <text:p text:style-name="P56">- Preparación, de acuerdo con el programa prepara todas las órdenes de</text:p>
      <text:p text:style-name="P56">producción, determina el itinerario y los tiempos requeridos.</text:p>
      <text:p text:style-name="P56">-</text:p>
      <text:p text:style-name="P56">Lanzamiento, informa a los departamentos y centros de operación acerca del</text:p>
      <text:p text:style-name="P56">trabajo por hacer, con la asignación de prioridades.</text:p>
      <text:p text:style-name="P56">- Control de la producción, afecta el seguimiento y control del cumplimiento</text:p>
      <text:p text:style-name="P56">de las órdenes de trabajo, su análisis, corrección y reprogramación.</text:p>
      <text:p text:style-name="P56">- Tráfico y despacho, se ocupa de la obtención y especificación del transporte</text:p>
      <text:p text:style-name="P56">que mejor satisfagan las necesidades de recpción y despacho de los materiales</text:p>
      <text:p text:style-name="P56">del sistema y la preparación de los productos para su envío al cliente o a</text:p>
      <text:p text:style-name="P56">depósito, carga de los mismos en los vehículos de transporte y comunicación</text:p>
      <text:p text:style-name="P56">del hecho a los interesados.</text:p>
      <text:p text:style-name="P56">- Recepción en fábricas y almacenamiento, encargada de la aceptación de los</text:p>
      <text:p text:style-name="P56">envíos de los proveedores con todas sus operaciones, como desacrga de los</text:p>
      <text:p text:style-name="P56">vehículos, entrega en almacén y comunicación del hecho al destino</text:p>
      <text:p text:style-name="P56">autorizado. Recepción, protección y entrega en el punto donde son necesarios</text:p>
      <text:p text:style-name="P56">los materiales adquiridos para producir, prestar servicios u operar la planta.</text:p>
      <text:p text:style-name="P56">- Control de existencias, establece qué, en qué cantidad y dónde deben</text:p>
      <text:p text:style-name="P56">almacenarse las mismas. Determinación de los límites económicos, stocks</text:p>
      <text:p text:style-name="P56">mínimos y normalización de los artículos almacenados.</text:p>
      <text:p text:style-name="P56">- Obtención de herramientas, plantillas y acesorios, a cuyo cargo está el</text:p>
      <text:p text:style-name="P56">suministrar a la función fabricación las herramientas, plantillas y accesorios</text:p>
      <text:p text:style-name="P56">cuando se necesiten.</text:p>
      <text:p text:style-name="P56"><text:soft-page-break/>!</text:p>
      <text:p text:style-name="P56"><text:span text:style-name="T26">Fabricación</text:span>: sector responsible de la fabricación de los productos y de las partes</text:p>
      <text:p text:style-name="P56">componentes. Está integrada por las siguientes subfunciones:</text:p>
      <text:p text:style-name="P56">-Fabricación de elementos, creación de las unidades básicas constitutivas de un</text:p>
      <text:p text:style-name="P56">producto completo (partes)</text:p>
      <text:p text:style-name="P56">-Submontaje, responsible de la unión de dos o más partes para formar una</text:p>
      <text:p text:style-name="P56">porción del producto terminado.</text:p>
      <text:p text:style-name="P56">-Montaje final, unión de dos o meas partes o subconjuntos para formar el</text:p>
      <text:p text:style-name="P56">producto terminado.</text:p>
      <text:p text:style-name="P56">-Reparaciones, realiza la corrección de productos o implementación del</text:p>
      <text:p text:style-name="P56">service.</text:p>
      <text:p text:style-name="P56"><text:span text:style-name="T26">Abastecimiento:</text:span> esta función estea constituída por todas las tareas necesarias para</text:p>
      <text:p text:style-name="P56">la obtención, en tiempo y calidad adecuados, de los materiales, suministros,</text:p>
      <text:p text:style-name="P56">servicios y equipos necesarios para todo el sistema productivo. Las subfunciones</text:p>
      <text:p text:style-name="P56">que la integran son:</text:p>
      <text:p text:style-name="P56">- Compras, a cuyo cargo está la ubicación y negociación con los proveedores,</text:p>
      <text:p text:style-name="P56">hasta la colocación de la orden de compra.</text:p>
      <text:p text:style-name="P56">- Seguimiento y activación de las compras, cuya misión es hacer que los</text:p>
      <text:p text:style-name="P56">artículos comprados sean entregados por el proveedor, de acuerdo a lo</text:p>
      <text:p text:style-name="P56">convenido, en la fecha establecida.</text:p>
      <text:p text:style-name="P56">- Venta de materiales recuperados, trata d obtener compradores para todos los</text:p>
      <text:p text:style-name="P56">materiales de los que, por algún motivo, desea desprenderse el sistema.</text:p>
      <text:p text:style-name="P56"><text:span text:style-name="T26">Control de calidad</text:span>: en esta función se concentran las tareas destinadas a establecer</text:p>
      <text:p text:style-name="P56">límites aceptables de variación de los atributos de un producto y a informar el</text:p>
      <text:p text:style-name="P56">estado en que se mantiene el producto dentro de estos leimites. Las subfunciones</text:p>
      <text:p text:style-name="P56">que integra son:</text:p>
      <text:p text:style-name="P56">- Desarrollo de métodos de control, encargada del análisis de las</text:p>
      <text:p text:style-name="P56">especificaciones de calidad del producto y de las especificaciones de los</text:p>
      <text:p text:style-name="P56">lugares y métodos de control.</text:p>
      <text:p text:style-name="P56">- Control de medidas, encargada del mantenimiento y exactitud de los</text:p>
      <text:p text:style-name="P56">instrumentos de medida utilizados.</text:p>
      <text:p text:style-name="P56"><text:soft-page-break/>- Inspección y ensayos, conducción de las mediciones, análisis y</text:p>
      <text:p text:style-name="P56">mantenimiento de los registros de control de calidad.</text:p>
      <text:p text:style-name="P56">- Reclamos de clientes, que se encarga de atender, evaluar y notificar a</text:p>
      <text:p text:style-name="P56">producción acerca de las quejas de los clientes y de proponer medidas para la</text:p>
      <text:p text:style-name="P56">corrección de los defectos de producción reales.</text:p>
      <text:p text:style-name="P56">- Recuperación de materiales, encargada de disponer la venta o destrucción de</text:p>
      <text:p text:style-name="P56">los artículos rechazados. Asimismo, está a cargo de la disposición de la venta</text:p>
      <text:p text:style-name="P56">o destrucción de los artículos fuera de uso del stock.</text:p>
      <text:p text:style-name="P56"><text:span text:style-name="T26">Ingeniería de planta</text:span>: esta función se ocupa del diseño, especificación y</text:p>
      <text:p text:style-name="P56">mantenimiento de los edificios, qequipos e instalaciones de servicio necesarias</text:p>
      <text:p text:style-name="P56">para fabricar el producto. Agrupa las siguientes subfunciones:</text:p>
      <text:p text:style-name="P56">- Diseño y operación de servicios, dedicada a evaluar, proyectar, recibir y</text:p>
      <text:p text:style-name="P56">operar los diferentes servicios: luz, fuerza motriz, vapor, aire comprimido, etc.</text:p>
      <text:p text:style-name="P56">- Diseño y especificación de instalaciones, toma a su cargo la evaluación y</text:p>
      <text:p text:style-name="P56">recepción de los equipos, maquinarias, máquinas de oficina, etc.</text:p>
      <text:p text:style-name="P56">- Mantenimiento, se responsabiliza de la instalación, conservación y</text:p>
      <text:p text:style-name="P56">mantenimiento en condiciones seguras, de la operación de los equipos,</text:p>
      <text:p text:style-name="P56">servicios y edificios. Como subfunciones adicionales de la misma, podemos</text:p>
      <text:p text:style-name="P56">nombrar: reubicación de servicios e instalaciones, limpieza de edificios y</text:p>
      <text:p text:style-name="P56">construcción de edificios menores, control de equipos de fábrica. Respons<text:span text:style-name="T45">a</text:span>ble</text:p>
      <text:p text:style-name="P56">del registro de la identificación, especificaciones y ubicación física de todos</text:p>
      <text:p text:style-name="P56">los elementos que constituyen el activo fijo del aparato productivo.</text:p>
      <text:p text:style-name="P56"><text:span text:style-name="T26">Seguridad industrial</text:span>: encargada de prevenir y minimizar los riesgos para la salud</text:p>
      <text:p text:style-name="P56">de los trabajadores. Subfunciones:</text:p>
      <text:p text:style-name="P56">- Ingeniería de seguridad, que se ocupa de que los edificios, máquinas e</text:p>
      <text:p text:style-name="P56">instalaciones no presenten riesgos de accidentes. Para los casos en que ello no</text:p>
      <text:p text:style-name="P56">es posible, debe analizar los mejores medios de protección.</text:p>
      <text:p text:style-name="P56">- Inspecciones de seguridad, controla el adecuado empleo de instalaciones,</text:p>
      <text:p text:style-name="P56">maquinarias, etc.</text:p>
      <text:p text:style-name="P56">- Investigación de accidentes, se encarga de la determinación y análisis de los</text:p>
      <text:p text:style-name="P56">accidentes, a efectos de evitar su repetición.</text:p>
      <text:p text:style-name="P56"><text:soft-page-break/></text:p>
      <text:p text:style-name="P56"/>
      <text:p text:style-name="P61">División de Dispositivos Móviles</text:p>
      <text:h text:style-name="P81" text:outline-level="3">Objetivo General</text:h>
      <text:p text:style-name="Text_20_body">Explorar y delimitar el panorama de las nuevas tecnologías a nivel local, regional y global, en los marcos de planeación, producción, distribución y recepción que se desarrollan dentro del ecosistema móvil.</text:p>
      <text:h text:style-name="Heading_20_3" text:outline-level="3">Objetivos Específicos</text:h>
      <text:list xml:id="list557044019949431917" text:style-name="L32">
        <text:list-item>
          <text:p text:style-name="P31">Conocer los diferentes componentes que tienen un papel determinante en el entorno local y global en el desarrollo de aplicaciones móviles</text:p>
        </text:list-item>
        <text:list-item>
          <text:p text:style-name="P31">Estructurar una metodología para el desarrollo de aplicaciones móviles en el entorno colombiano</text:p>
        </text:list-item>
        <text:list-item>
          <text:p text:style-name="P31">Establecer las bases para la creación del laboratorio de aplicaciones móviles de la Universidad.</text:p>
        </text:list-item>
        <text:list-item>
          <text:p text:style-name="P31">Entender la pertinencia sociológica y cultural de las tecnologías móviles en la sociedad de hoy</text:p>
        </text:list-item>
        <text:list-item>
          <text:p text:style-name="P69">Entender la dinámica económica y de promoción del ecosistema movil</text:p>
        </text:list-item>
      </text:list>
      <text:h text:style-name="Heading_20_3" text:outline-level="3">Justificación</text:h>
      <text:p text:style-name="Text_20_body">Con el advenimiento de los dispositivos móviles desde el año 2007 ha cambiado la relación del ser humano con la información. Actualmente se está viviendo la transición del paradigma del computador de escritorio al de los teléfonos inteligentes y las tabletas, lo cual ha llevado a que la interacción que se da en Internet haya dejado de ser sobre un modelo abierto y se haya convertido en un modelo cerrado y especializado como son las aplicaciones (Apps).</text:p>
      <text:p text:style-name="Text_20_body">Sin embargo, el cambio no puede ser visto como una simple traslación de lo que se hacía anteriormente a un nuevo dispositivo.</text:p>
      <text:p text:style-name="Text_20_body">Gracias a estas nuevas tecnologías, la interacción, los momentos de consulta y la información tiene características diferentes y surge la necesidad de proponer metodologías en miras a la creación de contenidos destinados a aplicaciones para dispositivos móviles y preparar a los futuros profesionales en esta área para que respondan con productos innovadores y acordes a la necesidad del entorno.</text:p>
      <text:p text:style-name="P70"/>
      <text:p text:style-name="P52">División Audio y Video</text:p>
      <text:p text:style-name="P70"/>
      <text:p text:style-name="P52">División TV</text:p>
      <text:p text:style-name="P70"/>
      <text:p text:style-name="P52">División Computadores</text:p>
      <text:p text:style-name="P70"><text:soft-page-break/></text:p>
      <text:p text:style-name="P52">División Investigación</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Times" svg:font-family="Times, 'Times New Roman', serif"/>
    <style:font-face style:name="Verdana" svg:font-family="Verdana"/>
    <style:font-face style:name="monospace" svg:font-family="monospace"/>
    <style:font-face style:name="sans-serif" svg:font-family="sans-serif"/>
    <style:font-face style:name="Courier New" svg:font-family="'Courier New'" style:font-family-generic="modern"/>
    <style:font-face style:name="Courier New1"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f_9_20_pt_20_fett_20_Ü2" style:display-name="_9 pt fett Ü2" style:family="paragraph" style:parent-style-name="Standard">
      <style:paragraph-properties fo:line-height="0.353cm"/>
      <style:text-properties fo:font-size="9pt" fo:language="es" fo:country="ES" fo:font-weight="bold" style:font-size-asian="9pt" style:font-weight-asian="bold"/>
    </style:style>
    <style:style style:name="_5f_9_20_pt_20_Fließtext" style:display-name="_9 pt Fließtext" style:family="paragraph" style:parent-style-name="Standard">
      <style:paragraph-properties fo:margin-left="0cm" fo:margin-right="-0.002cm" fo:line-height="0.353cm" fo:text-indent="0cm" style:auto-text-indent="false"/>
      <style:text-properties fo:font-size="9pt" fo:language="es" fo:country="ES" style:font-name-asian="Arial" style:font-family-asian="Arial" style:font-family-generic-asian="swiss" style:font-pitch-asian="variable" style:font-size-asian="9pt"/>
    </style:style>
    <style:style style:name="Box_20_Text" style:display-name="Box Text" style:family="paragraph" style:parent-style-name="Text_20_body">
      <style:paragraph-properties fo:margin-top="0.071cm" fo:margin-bottom="0.071cm" loext:contextual-spacing="false"/>
      <style:text-properties fo:font-size="10pt" fo:font-weight="bold" style:font-size-asian="10pt" style:font-weight-asian="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8z0" style:family="text">
      <style:text-properties style:font-name="Wingdings" fo:font-family="Wingdings" style:font-pitch="variable" style:font-charset="x-symbol" fo:font-size="10pt" fo:language="es" fo:country="AR" style:font-name-asian="Arial" style:font-family-asian="Arial" style:font-family-generic-asian="swiss" style:font-pitch-asian="variable" style:font-size-asian="10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10pt" fo:language="es" fo:country="AR" style:font-size-asian="10pt" style:font-name-complex="Wingdings" style:font-family-complex="Wingdings"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6:52:41.687000000</meta:creation-date>
    <dc:date>2015-04-17T12:35:50.416460973</dc:date>
    <meta:editing-duration>PT1H29M59S</meta:editing-duration>
    <meta:editing-cycles>7</meta:editing-cycles>
    <meta:generator>LibreOffice/4.3.3.2$Linux_X86_64 LibreOffice_project/430m0$Build-2</meta:generator>
    <meta:document-statistic meta:table-count="0" meta:image-count="0" meta:object-count="0" meta:page-count="18" meta:paragraph-count="395" meta:word-count="5271" meta:character-count="34375" meta:non-whitespace-character-count="29513"/>
  </office:meta>
</office:document-meta>
</file>